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33cm" fo:min-width="0.866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75cm" fo:min-width="1.717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712cm" fo:min-width="0.634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712cm" fo:min-width="0.705cm" fo:padding-top="0cm" fo:padding-bottom="0cm" fo:padding-left="0cm" fo:padding-right="0cm" loext:decorative="false"/>
      <style:paragraph-properties style:writing-mode="lr-tb"/>
    </style:style>
    <style:style style:name="gr7" style:family="graphic" style:parent-style-name="standard">
      <style:graphic-properties draw:stroke="solid" svg:stroke-width="0.017cm" svg:stroke-color="#808080" draw:stroke-linejoin="round" svg:stroke-linecap="round" draw:fill="none" fo:padding-top="0.008cm" fo:padding-bottom="0.008cm" fo:padding-left="0.008cm" fo:padding-right="0.008cm" loext:decorative="false"/>
    </style:style>
    <style:style style:name="gr8" style:family="graphic" style:parent-style-name="standard">
      <style:graphic-properties draw:stroke="solid" svg:stroke-width="0.105cm" svg:stroke-color="#ff7f0e" draw:stroke-linejoin="round" svg:stroke-linecap="round" draw:fill="none" fo:padding-top="0.052cm" fo:padding-bottom="0.052cm" fo:padding-left="0.052cm" fo:padding-right="0.052cm" loext:decorative="false"/>
    </style:style>
    <style:style style:name="gr9" style:family="graphic" style:parent-style-name="standard">
      <style:graphic-properties draw:stroke="solid" svg:stroke-width="0.044cm" svg:stroke-color="#262626" draw:stroke-linejoin="miter" svg:stroke-linecap="square" draw:fill="none" fo:padding-top="0.022cm" fo:padding-bottom="0.022cm" fo:padding-left="0.022cm" fo:padding-right="0.022cm" loext:decorative="false"/>
    </style:style>
    <style:style style:name="gr10" style:family="graphic" style:parent-style-name="standard">
      <style:graphic-properties draw:stroke="none" draw:fill="none" draw:textarea-horizontal-align="left" draw:textarea-vertical-align="top" draw:auto-grow-height="true" draw:auto-grow-width="true" fo:min-height="0.869cm" fo:min-width="11.364cm" fo:padding-top="0cm" fo:padding-bottom="0cm" fo:padding-left="0cm" fo:padding-right="0cm" loext:decorative="false"/>
      <style:paragraph-properties style:writing-mode="lr-tb"/>
    </style:style>
    <style:style style:name="gr11" style:family="graphic" style:parent-style-name="standard">
      <style:graphic-properties draw:stroke="solid" svg:stroke-width="0.035cm" svg:stroke-color="#ff7f0e" svg:stroke-opacity="20%" draw:stroke-linejoin="round" svg:stroke-linecap="butt" draw:fill="solid" draw:fill-color="#ff7f0e" draw:opacity="20%" fo:padding-top="0.017cm" fo:padding-bottom="0.017cm" fo:padding-left="0.017cm" fo:padding-right="0.017cm" loext:decorative="false"/>
    </style:style>
    <style:style style:name="gr12" style:family="graphic" style:parent-style-name="standard">
      <style:graphic-properties draw:stroke="none" draw:fill="solid" draw:fill-color="#ff7f0e" draw:opacity="20%" loext:decorative="false"/>
    </style:style>
    <style:style style:name="gr13" style:family="graphic" style:parent-style-name="standard">
      <style:graphic-properties draw:stroke="solid" svg:stroke-width="0.035cm" svg:stroke-color="#ff7f0e" svg:stroke-opacity="20%" draw:stroke-linejoin="round" svg:stroke-linecap="butt" draw:fill="none" fo:padding-top="0.017cm" fo:padding-bottom="0.017cm" fo:padding-left="0.017cm" fo:padding-right="0.017cm" loext:decorative="false"/>
    </style:style>
    <style:style style:name="gr14" style:family="graphic" style:parent-style-name="standard">
      <style:graphic-properties draw:stroke="solid" svg:stroke-width="0.035cm" svg:stroke-color="#ff7f0e" draw:stroke-linejoin="round" svg:stroke-linecap="round" draw:fill="none" fo:padding-top="0.017cm" fo:padding-bottom="0.017cm" fo:padding-left="0.017cm" fo:padding-right="0.017cm" loext:decorative="false"/>
    </style:style>
    <style:style style:name="gr15" style:family="graphic" style:parent-style-name="standard">
      <style:graphic-properties draw:stroke="none" draw:fill="none" draw:textarea-horizontal-align="left" draw:textarea-vertical-align="top" draw:auto-grow-height="true" draw:auto-grow-width="true" fo:min-height="0.475cm" fo:min-width="0.798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712cm" fo:min-width="1.479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712cm" fo:min-width="1.395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712cm" fo:min-width="3.778cm" fo:padding-top="0cm" fo:padding-bottom="0cm" fo:padding-left="0cm" fo:padding-right="0cm" loext:decorative="false"/>
      <style:paragraph-properties style:writing-mode="lr-tb"/>
    </style:style>
    <style:style style:name="gr19" style:family="graphic" style:parent-style-name="standard">
      <style:graphic-properties draw:stroke="solid" svg:stroke-width="0.035cm" svg:stroke-color="#ffffff" svg:stroke-opacity="70%" draw:stroke-linejoin="miter" svg:stroke-linecap="butt" draw:fill="solid" draw:fill-color="#2ca02c" draw:opacity="70%" fo:padding-top="0.017cm" fo:padding-bottom="0.017cm" fo:padding-left="0.017cm" fo:padding-right="0.017cm" loext:decorative="false"/>
    </style:style>
    <style:style style:name="gr20" style:family="graphic" style:parent-style-name="standard">
      <style:graphic-properties draw:stroke="none" svg:stroke-width="0.035cm" svg:stroke-color="#ffffff" svg:stroke-opacity="70%" draw:stroke-linejoin="miter" svg:stroke-linecap="butt" draw:fill="solid" draw:fill-color="#000000" draw:opacity="70%" fo:padding-top="0.017cm" fo:padding-bottom="0.017cm" fo:padding-left="0.017cm" fo:padding-right="0.017cm" loext:decorative="false"/>
    </style:style>
    <style:style style:name="gr21" style:family="graphic" style:parent-style-name="standard">
      <style:graphic-properties draw:stroke="none" draw:fill="none" draw:textarea-horizontal-align="left" draw:textarea-vertical-align="top" draw:auto-grow-height="true" draw:auto-grow-width="true" fo:min-height="0.475cm" fo:min-width="1.695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869cm" fo:min-width="3.143cm" fo:padding-top="0cm" fo:padding-bottom="0cm" fo:padding-left="0cm" fo:padding-right="0cm" loext:decorative="false"/>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1pt" style:font-size-asian="11pt" style:font-size-complex="11pt"/>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18pt" style:font-size-asian="18pt" style:font-size-complex="18pt"/>
    </style:style>
    <style:style style:name="P6" style:family="paragraph">
      <loext:graphic-properties draw:fill="none"/>
    </style:style>
    <style:style style:name="P7" style:family="paragraph">
      <loext:graphic-properties draw:fill="none"/>
      <style:text-properties fo:font-size="22pt" fo:font-weight="bold" style:font-size-asian="22pt" style:font-weight-asian="bold" style:font-size-complex="22pt" style:font-weight-complex="bold"/>
    </style:style>
    <style:style style:name="P8" style:family="paragraph">
      <loext:graphic-properties draw:fill="solid" draw:fill-color="#ff7f0e" draw:opacity="20%"/>
    </style:style>
    <style:style style:name="P9" style:family="paragraph">
      <loext:graphic-properties draw:fill="solid" draw:fill-color="#2ca02c" draw:opacity="70%"/>
    </style:style>
    <style:style style:name="P10" style:family="paragraph">
      <loext:graphic-properties draw:fill="solid" draw:fill-color="#000000" draw:opacity="70%"/>
    </style:style>
    <style:style style:name="P11" style:family="paragraph">
      <loext:graphic-properties draw:fill="none"/>
      <style:paragraph-properties fo:text-align="start"/>
      <style:text-properties fo:font-size="12pt" style:font-size-asian="12pt" style:font-size-complex="12pt"/>
    </style:style>
    <style:style style:name="P12" style:family="paragraph">
      <loext:graphic-properties draw:fill="none"/>
      <style:text-properties fo:font-size="22pt" style:font-size-asian="22pt" style:font-size-complex="22pt"/>
    </style:style>
    <style:style style:name="T1" style:family="text">
      <style:text-properties fo:color="#262626" loext:opacity="100%" style:font-name="Arial" fo:font-size="11pt" fo:font-weight="normal" style:font-name-asian="Arial" style:font-size-asian="11pt" style:font-weight-asian="normal" style:font-name-complex="Arial" style:font-size-complex="11pt" style:font-weight-complex="normal"/>
    </style:style>
    <style:style style:name="T2" style:family="text">
      <style:text-properties fo:color="#262626" loext:opacity="100%" style:font-name="Arial" fo:font-size="12pt" fo:font-weight="normal" style:font-name-asian="Arial" style:font-size-asian="12pt" style:font-weight-asian="normal" style:font-name-complex="Arial" style:font-size-complex="12pt" style:font-weight-complex="normal"/>
    </style:style>
    <style:style style:name="T3" style:family="text">
      <style:text-properties fo:color="#262626" loext:opacity="100%" style:font-name="Arial" fo:font-size="18pt" fo:font-weight="normal" style:font-name-asian="Arial" style:font-size-asian="18pt" style:font-weight-asian="normal" style:font-name-complex="Arial" style:font-size-complex="18pt" style:font-weight-complex="normal"/>
    </style:style>
    <style:style style:name="T4" style:family="text">
      <style:text-properties fo:color="#262626" loext:opacity="100%" style:font-name="Arial" fo:font-size="22pt" fo:font-weight="bold" style:font-name-asian="Arial" style:font-size-asian="22pt" style:font-weight-asian="bold" style:font-name-complex="Arial" style:font-size-complex="22pt" style:font-weight-complex="bold"/>
    </style:style>
    <style:style style:name="T5" style:family="text">
      <style:text-properties fo:color="#000000" loext:opacity="100%" style:font-name="Arial" fo:font-size="12pt" fo:font-weight="bold" style:font-name-asian="Arial" style:font-size-asian="12pt" style:font-weight-asian="bold" style:font-name-complex="Arial" style:font-size-complex="12pt" style:font-weight-complex="bold"/>
    </style:style>
    <style:style style:name="T6" style:family="text">
      <style:text-properties fo:color="#262626" loext:opacity="100%" style:font-name="Arial" fo:font-size="22pt" fo:font-weight="normal" style:font-name-asian="Arial" style:font-size-asian="22pt" style:font-weight-asian="normal" style:font-name-complex="Arial" style:font-size-complex="22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0.018cm" svg:height="19.831cm" svg:x="4.542cm" svg:y="1.801cm" svg:viewBox="0 0 20019 19832" draw:points="0,19832 20019,19832 20019,0 0,0">
          <text:p/>
        </draw:polygon>
        <draw:frame draw:style-name="gr2" draw:text-style-name="P3" draw:layer="layout" svg:width="0.387cm" svg:height="0.433cm" svg:x="5.344cm" svg:y="21.895cm">
          <draw:text-box>
            <text:p text:style-name="P2"><text:span text:style-name="T1">0</text:span></text:p>
          </draw:text-box>
        </draw:frame>
        <draw:frame draw:style-name="gr3" draw:text-style-name="P3" draw:layer="layout" svg:width="0.866cm" svg:height="0.433cm" svg:x="7.295cm" svg:y="21.895cm">
          <draw:text-box>
            <text:p text:style-name="P2"><text:span text:style-name="T1">1000</text:span></text:p>
          </draw:text-box>
        </draw:frame>
        <draw:frame draw:style-name="gr3" draw:text-style-name="P3" draw:layer="layout" svg:width="0.866cm" svg:height="0.433cm" svg:x="9.57cm" svg:y="21.895cm">
          <draw:text-box>
            <text:p text:style-name="P2"><text:span text:style-name="T1">2000</text:span></text:p>
          </draw:text-box>
        </draw:frame>
        <draw:frame draw:style-name="gr3" draw:text-style-name="P3" draw:layer="layout" svg:width="0.866cm" svg:height="0.433cm" svg:x="11.844cm" svg:y="21.895cm">
          <draw:text-box>
            <text:p text:style-name="P2"><text:span text:style-name="T1">3000</text:span></text:p>
          </draw:text-box>
        </draw:frame>
        <draw:frame draw:style-name="gr3" draw:text-style-name="P3" draw:layer="layout" svg:width="0.866cm" svg:height="0.433cm" svg:x="14.119cm" svg:y="21.895cm">
          <draw:text-box>
            <text:p text:style-name="P2"><text:span text:style-name="T1">4000</text:span></text:p>
          </draw:text-box>
        </draw:frame>
        <draw:frame draw:style-name="gr3" draw:text-style-name="P3" draw:layer="layout" svg:width="0.866cm" svg:height="0.433cm" svg:x="16.394cm" svg:y="21.895cm">
          <draw:text-box>
            <text:p text:style-name="P2"><text:span text:style-name="T1">5000</text:span></text:p>
          </draw:text-box>
        </draw:frame>
        <draw:frame draw:style-name="gr3" draw:text-style-name="P3" draw:layer="layout" svg:width="0.866cm" svg:height="0.433cm" svg:x="18.669cm" svg:y="21.895cm">
          <draw:text-box>
            <text:p text:style-name="P2"><text:span text:style-name="T1">6000</text:span></text:p>
          </draw:text-box>
        </draw:frame>
        <draw:frame draw:style-name="gr3" draw:text-style-name="P3" draw:layer="layout" svg:width="0.866cm" svg:height="0.433cm" svg:x="20.944cm" svg:y="21.895cm">
          <draw:text-box>
            <text:p text:style-name="P2"><text:span text:style-name="T1">7000</text:span></text:p>
          </draw:text-box>
        </draw:frame>
        <draw:frame draw:style-name="gr3" draw:text-style-name="P3" draw:layer="layout" svg:width="0.866cm" svg:height="0.433cm" svg:x="23.219cm" svg:y="21.895cm">
          <draw:text-box>
            <text:p text:style-name="P2"><text:span text:style-name="T1">8000</text:span></text:p>
          </draw:text-box>
        </draw:frame>
        <draw:frame draw:style-name="gr4" draw:text-style-name="P4" draw:layer="layout" svg:width="1.717cm" svg:height="0.475cm" svg:x="14.045cm" svg:y="22.384cm">
          <draw:text-box>
            <text:p text:style-name="P2"><text:span text:style-name="T2">Time in s</text:span></text:p>
          </draw:text-box>
        </draw:frame>
        <draw:frame draw:style-name="gr5" draw:text-style-name="P5" draw:layer="layout" svg:width="0.634cm" svg:height="0.712cm" svg:x="3.854cm" svg:y="2.631cm">
          <draw:text-box>
            <text:p text:style-name="P2"><text:span text:style-name="T3">0</text:span></text:p>
          </draw:text-box>
        </draw:frame>
        <draw:frame draw:style-name="gr5" draw:text-style-name="P5" draw:layer="layout" svg:width="0.634cm" svg:height="0.712cm" svg:x="3.854cm" svg:y="3.931cm">
          <draw:text-box>
            <text:p text:style-name="P2"><text:span text:style-name="T3">1</text:span></text:p>
          </draw:text-box>
        </draw:frame>
        <draw:frame draw:style-name="gr5" draw:text-style-name="P5" draw:layer="layout" svg:width="0.634cm" svg:height="0.712cm" svg:x="3.854cm" svg:y="5.156cm">
          <draw:text-box>
            <text:p text:style-name="P2"><text:span text:style-name="T3">2</text:span></text:p>
          </draw:text-box>
        </draw:frame>
        <draw:frame draw:style-name="gr5" draw:text-style-name="P5" draw:layer="layout" svg:width="0.634cm" svg:height="0.712cm" svg:x="3.854cm" svg:y="6.562cm">
          <draw:text-box>
            <text:p text:style-name="P2"><text:span text:style-name="T3">3</text:span></text:p>
          </draw:text-box>
        </draw:frame>
        <draw:frame draw:style-name="gr5" draw:text-style-name="P5" draw:layer="layout" svg:width="0.634cm" svg:height="0.712cm" svg:x="3.854cm" svg:y="7.785cm">
          <draw:text-box>
            <text:p text:style-name="P2"><text:span text:style-name="T3">4</text:span></text:p>
          </draw:text-box>
        </draw:frame>
        <draw:frame draw:style-name="gr5" draw:text-style-name="P5" draw:layer="layout" svg:width="0.634cm" svg:height="0.712cm" svg:x="3.854cm" svg:y="8.87cm">
          <draw:text-box>
            <text:p text:style-name="P2"><text:span text:style-name="T3">5</text:span></text:p>
          </draw:text-box>
        </draw:frame>
        <draw:frame draw:style-name="gr5" draw:text-style-name="P5" draw:layer="layout" svg:width="0.634cm" svg:height="0.712cm" svg:x="3.854cm" svg:y="10.399cm">
          <draw:text-box>
            <text:p text:style-name="P2"><text:span text:style-name="T3">6</text:span></text:p>
          </draw:text-box>
        </draw:frame>
        <draw:frame draw:style-name="gr5" draw:text-style-name="P5" draw:layer="layout" svg:width="0.634cm" svg:height="0.712cm" svg:x="3.854cm" svg:y="11.892cm">
          <draw:text-box>
            <text:p text:style-name="P2"><text:span text:style-name="T3">7</text:span></text:p>
          </draw:text-box>
        </draw:frame>
        <draw:frame draw:style-name="gr5" draw:text-style-name="P5" draw:layer="layout" svg:width="0.634cm" svg:height="0.712cm" svg:x="3.854cm" svg:y="13.124cm">
          <draw:text-box>
            <text:p text:style-name="P2"><text:span text:style-name="T3">8</text:span></text:p>
          </draw:text-box>
        </draw:frame>
        <draw:frame draw:style-name="gr5" draw:text-style-name="P5" draw:layer="layout" svg:width="0.634cm" svg:height="0.712cm" svg:x="3.854cm" svg:y="14.197cm">
          <draw:text-box>
            <text:p text:style-name="P2"><text:span text:style-name="T3">9</text:span></text:p>
          </draw:text-box>
        </draw:frame>
        <draw:frame draw:style-name="gr6" draw:text-style-name="P5" draw:layer="layout" svg:width="0.705cm" svg:height="0.712cm" svg:x="3.5cm" svg:y="15.395cm">
          <draw:text-box>
            <text:p text:style-name="P2"><text:span text:style-name="T3">10</text:span></text:p>
          </draw:text-box>
        </draw:frame>
        <draw:frame draw:style-name="gr6" draw:text-style-name="P5" draw:layer="layout" svg:width="0.705cm" svg:height="0.712cm" svg:x="3.549cm" svg:y="16.741cm">
          <draw:text-box>
            <text:p text:style-name="P2"><text:span text:style-name="T3">11</text:span></text:p>
          </draw:text-box>
        </draw:frame>
        <draw:frame draw:style-name="gr6" draw:text-style-name="P5" draw:layer="layout" svg:width="0.705cm" svg:height="0.712cm" svg:x="3.5cm" svg:y="18.018cm">
          <draw:text-box>
            <text:p text:style-name="P2"><text:span text:style-name="T3">12</text:span></text:p>
          </draw:text-box>
        </draw:frame>
        <draw:polyline draw:style-name="gr7" draw:text-style-name="P6" draw:layer="layout" svg:width="18.199cm" svg:height="0.79cm" svg:x="5.451cm" svg:y="2.703cm" svg:viewBox="0 0 18200 791" draw:points="0,791 37,365 73,429 110,270 146,243 182,315 219,92 292,282 328,208 364,267 401,303 437,66 474,132 510,238 546,226 583,245 619,283 656,121 692,116 728,209 765,334 801,279 838,262 874,201 910,106 947,146 983,302 1020,186 1056,162 1092,209 1129,140 1165,141 1202,256 1238,168 1274,174 1311,161 1347,131 1384,266 1456,151 1493,196 1529,212 1566,93 1602,179 1638,194 1675,136 1711,222 1748,212 1784,112 1820,160 1857,179 1893,283 1930,237 1966,171 2002,218 2039,160 2075,151 2112,254 2148,254 2184,129 2221,227 2294,134 2366,327 2403,169 2439,280 2476,198 2512,148 2548,255 2585,188 2621,197 2658,192 2694,115 2730,225 2767,175 2803,152 2840,229 2876,215 2912,129 2949,227 2985,174 3021,195 3058,183 3094,138 3131,188 3167,193 3203,135 3240,264 3276,191 3313,140 3349,222 3422,121 3458,285 3495,199 3531,148 3567,219 3604,136 3640,152 3678,373 3714,317 3750,214 3787,271 3823,116 3896,360 3932,263 3969,252 4005,285 4042,93 4078,198 4114,245 4151,205 4187,241 4224,306 4260,80 4296,139 4333,220 4369,138 4406,120 4442,201 4478,51 4515,48 4551,296 4588,487 4624,588 4660,648 4697,645 4733,626 4770,655 4806,589 4842,632 4879,566 4915,636 4952,618 4988,677 5024,591 5061,628 5097,674 5134,664 5170,634 5206,663 5243,685 5279,575 5316,640 5352,622 5388,650 5425,666 5461,649 5498,601 5534,592 5570,606 5607,558 5643,547 5680,590 5716,552 5752,544 5789,472 5825,512 5862,511 5898,597 5934,535 5971,520 6007,594 6044,546 6080,508 6116,553 6153,560 6189,473 6226,529 6262,471 6298,443 6335,472 6371,435 6408,452 6444,441 6480,441 6517,461 6553,458 6589,413 6626,450 6662,438 6699,408 6735,411 6771,437 6808,455 6844,441 6881,443 6917,450 6990,367 7026,358 7063,377 7135,494 7172,382 7208,341 7245,410 7281,402 7317,356 7354,415 7390,437 7427,392 7463,417 7499,416 7536,388 7572,382 7609,449 7645,447 7681,437 7718,466 7754,402 7791,379 7827,378 7863,372 7900,410 7936,434 7973,337 8009,316 8045,407 8082,262 8118,283 8155,396 8191,246 8227,303 8264,285 8300,225 8337,274 8373,286 8409,180 8446,236 8482,218 8519,223 8555,339 8591,206 8628,270 8664,228 8701,284 8737,266 8773,226 8810,245 8846,255 8883,236 8955,325 8992,350 9028,282 9065,242 9101,324 9137,321 9174,252 9210,271 9247,257 9283,248 9319,264 9356,154 9392,273 9429,250 9501,305 9538,286 9574,335 9611,313 9647,221 9683,280 9720,383 9756,99 9793,182 9829,288 9865,208 9938,336 9974,68 10047,226 10084,312 10120,290 10156,315 10193,168 10229,119 10266,197 10302,341 10375,259 10411,232 10448,93 10484,121 10520,292 10557,222 10593,182 10630,263 10666,159 10702,242 10739,273 10775,188 10812,194 10848,225 10884,171 10921,315 10957,227 10994,163 11030,216 11066,236 11103,150 11139,246 11176,181 11212,305 11248,253 11285,188 11321,185 11358,167 11394,159 11430,288 11467,254 11503,160 11540,219 11576,95 11612,159 11649,177 11685,257 11758,200 11794,97 11831,192 11867,190 11904,205 11940,214 11976,175 12013,123 12049,210 12086,164 12122,180 12158,237 12195,174 12231,167 12268,96 12304,7 12340,160 12377,205 12413,135 12450,199 12486,151 12522,142 12595,280 12632,185 12668,193 12704,119 12741,215 12777,203 12814,256 12850,228 12886,223 12923,103 12959,176 12996,164 13032,61 13068,202 13105,103 13141,116 13178,156 13214,241 13250,305 13287,116 13323,251 13360,199 13396,231 13432,231 13469,154 13505,275 13541,235 13578,133 13614,122 13651,267 13687,132 13723,258 13760,127 13796,235 13833,222 13869,187 13905,251 13942,249 13978,143 14015,249 14051,151 14087,127 14124,24 14160,153 14197,182 14233,113 14269,201 14342,105 14379,193 14415,259 14451,180 14488,174 14524,99 14561,203 14597,180 14633,231 14670,217 14706,189 14743,93 14779,187 14815,130 14852,50 14888,192 14925,89 14961,146 14997,180 15034,238 15070,377 15107,286 15143,263 15179,220 15216,132 15252,181 15289,393 15325,341 15361,216 15398,229 15434,100 15471,150 15507,326 15543,291 15580,202 15616,226 15653,71 15689,202 15725,292 15762,260 15835,240 15871,54 15907,190 15944,119 15980,113 16017,155 16053,120 16089,195 16126,192 16162,129 16199,225 16235,166 16271,135 16308,229 16344,114 16381,64 16417,198 16453,197 16490,181 16526,175 16563,40 16599,181 16635,250 16672,121 16708,164 16745,229 16781,55 16817,131 16854,17 16927,330 16963,352 16999,356 17036,341 17072,315 17145,295 17218,218 17254,161 17290,60 17327,283 17363,263 17400,102 17472,91 17509,78 17545,59 17582,66 17618,88 17654,166 17691,0 17764,444 17800,607 17836,720 17873,751 18055,781 18128,778 18200,777">
          <text:p/>
        </draw:polyline>
        <draw:line draw:style-name="gr8" draw:text-style-name="P6" draw:layer="layout" svg:x1="5.524cm" svg:y1="3.132cm" svg:x2="5.562cm" svg:y2="2.972cm">
          <text:p/>
        </draw:line>
        <draw:line draw:style-name="gr8" draw:text-style-name="P6" draw:layer="layout" svg:x1="5.779cm" svg:y1="2.91cm" svg:x2="5.816cm" svg:y2="2.97cm">
          <text:p/>
        </draw:line>
        <draw:line draw:style-name="gr8" draw:text-style-name="P6" draw:layer="layout" svg:x1="5.997cm" svg:y1="2.928cm" svg:x2="6.035cm" svg:y2="2.948cm">
          <text:p/>
        </draw:line>
        <draw:line draw:style-name="gr8" draw:text-style-name="P6" draw:layer="layout" svg:x1="6.216cm" svg:y1="3.037cm" svg:x2="6.253cm" svg:y2="2.981cm">
          <text:p/>
        </draw:line>
        <draw:line draw:style-name="gr8" draw:text-style-name="P6" draw:layer="layout" svg:x1="6.471cm" svg:y1="2.889cm" svg:x2="6.508cm" svg:y2="2.864cm">
          <text:p/>
        </draw:line>
        <draw:line draw:style-name="gr8" draw:text-style-name="P6" draw:layer="layout" svg:x1="6.907cm" svg:y1="2.853cm" svg:x2="6.945cm" svg:y2="2.899cm">
          <text:p/>
        </draw:line>
        <draw:line draw:style-name="gr8" draw:text-style-name="P6" draw:layer="layout" svg:x1="7.344cm" svg:y1="2.986cm" svg:x2="7.382cm" svg:y2="2.939cm">
          <text:p/>
        </draw:line>
        <draw:line draw:style-name="gr8" draw:text-style-name="P6" draw:layer="layout" svg:x1="7.635cm" svg:y1="2.831cm" svg:x2="7.673cm" svg:y2="2.93cm">
          <text:p/>
        </draw:line>
        <draw:line draw:style-name="gr8" draw:text-style-name="P6" draw:layer="layout" svg:x1="7.745cm" svg:y1="2.836cm" svg:x2="7.782cm" svg:y2="2.939cm">
          <text:p/>
        </draw:line>
        <draw:line draw:style-name="gr8" draw:text-style-name="P6" draw:layer="layout" svg:x1="8.254cm" svg:y1="2.854cm" svg:x2="8.292cm" svg:y2="2.932cm">
          <text:p/>
        </draw:line>
        <draw:line draw:style-name="gr8" draw:text-style-name="P6" draw:layer="layout" svg:x1="8.327cm" svg:y1="2.918cm" svg:x2="8.364cm" svg:y2="2.831cm">
          <text:p/>
        </draw:line>
        <draw:line draw:style-name="gr8" draw:text-style-name="P6" draw:layer="layout" svg:x1="8.545cm" svg:y1="2.84cm" svg:x2="8.583cm" svg:y2="2.891cm">
          <text:p/>
        </draw:line>
        <draw:line draw:style-name="gr8" draw:text-style-name="P6" draw:layer="layout" svg:x1="8.618cm" svg:y1="2.896cm" svg:x2="8.655cm" svg:y2="2.837cm">
          <text:p/>
        </draw:line>
        <draw:line draw:style-name="gr8" draw:text-style-name="P6" draw:layer="layout" svg:x1="8.946cm" svg:y1="2.902cm" svg:x2="8.983cm" svg:y2="2.85cm">
          <text:p/>
        </draw:line>
        <draw:line draw:style-name="gr8" draw:text-style-name="P6" draw:layer="layout" svg:x1="9.128cm" svg:y1="3.076cm" svg:x2="9.165cm" svg:y2="3.019cm">
          <text:p/>
        </draw:line>
        <draw:line draw:style-name="gr8" draw:text-style-name="P6" draw:layer="layout" svg:x1="9.382cm" svg:y1="2.967cm" svg:x2="9.42cm" svg:y2="2.954cm">
          <text:p/>
        </draw:line>
        <draw:line draw:style-name="gr8" draw:text-style-name="P6" draw:layer="layout" svg:x1="9.601cm" svg:y1="2.907cm" svg:x2="9.638cm" svg:y2="2.944cm">
          <text:p/>
        </draw:line>
        <draw:line draw:style-name="gr8" draw:text-style-name="P6" draw:layer="layout" svg:x1="9.819cm" svg:y1="2.841cm" svg:x2="9.857cm" svg:y2="2.822cm">
          <text:p/>
        </draw:line>
        <draw:line draw:style-name="gr8" draw:text-style-name="P6" draw:layer="layout" svg:x1="10.292cm" svg:y1="3.335cm" svg:x2="10.33cm" svg:y2="3.268cm">
          <text:p/>
        </draw:line>
        <draw:line draw:style-name="gr8" draw:text-style-name="P6" draw:layer="layout" svg:x1="10.365cm" svg:y1="3.339cm" svg:x2="10.403cm" svg:y2="3.32cm">
          <text:p/>
        </draw:line>
        <draw:line draw:style-name="gr8" draw:text-style-name="P6" draw:layer="layout" svg:x1="10.584cm" svg:y1="3.367cm" svg:x2="10.621cm" svg:y2="3.336cm">
          <text:p/>
        </draw:line>
        <draw:line draw:style-name="gr8" draw:text-style-name="P6" draw:layer="layout" svg:x1="10.802cm" svg:y1="3.324cm" svg:x2="10.839cm" svg:y2="3.353cm">
          <text:p/>
        </draw:line>
        <draw:line draw:style-name="gr8" draw:text-style-name="P6" draw:layer="layout" svg:x1="11.275cm" svg:y1="3.214cm" svg:x2="11.312cm" svg:y2="3.213cm">
          <text:p/>
        </draw:line>
        <draw:line draw:style-name="gr8" draw:text-style-name="P6" draw:layer="layout" svg:x1="11.712cm" svg:y1="3.175cm" svg:x2="11.749cm" svg:y2="3.145cm">
          <text:p/>
        </draw:line>
        <draw:line draw:style-name="gr8" draw:text-style-name="P6" draw:layer="layout" svg:x1="11.93cm" svg:y1="3.143cm" svg:x2="11.968cm" svg:y2="3.164cm">
          <text:p/>
        </draw:line>
        <draw:line draw:style-name="gr8" draw:text-style-name="P6" draw:layer="layout" svg:x1="12.039cm" svg:y1="3.115cm" svg:x2="12.077cm" svg:y2="3.153cm">
          <text:p/>
        </draw:line>
        <draw:line draw:style-name="gr8" draw:text-style-name="P6" draw:layer="layout" svg:x1="12.185cm" svg:y1="3.113cm" svg:x2="12.222cm" svg:y2="3.14cm">
          <text:p/>
        </draw:line>
        <draw:line draw:style-name="gr8" draw:text-style-name="P6" draw:layer="layout" svg:x1="12.294cm" svg:y1="3.143cm" svg:x2="12.333cm" svg:y2="3.147cm">
          <text:p/>
        </draw:line>
        <draw:line draw:style-name="gr8" draw:text-style-name="P6" draw:layer="layout" svg:x1="12.513cm" svg:y1="3.079cm" svg:x2="12.55cm" svg:y2="3.136cm">
          <text:p/>
        </draw:line>
        <draw:line draw:style-name="gr8" draw:text-style-name="P6" draw:layer="layout" svg:x1="12.658cm" svg:y1="3.043cm" svg:x2="12.696cm" svg:y2="3.113cm">
          <text:p/>
        </draw:line>
        <draw:line draw:style-name="gr8" draw:text-style-name="P6" draw:layer="layout" svg:x1="12.731cm" svg:y1="3.105cm" svg:x2="12.768cm" svg:y2="3.058cm">
          <text:p/>
        </draw:line>
        <draw:line draw:style-name="gr8" draw:text-style-name="P6" draw:layer="layout" svg:x1="12.84cm" svg:y1="3.14cm" svg:x2="12.878cm" svg:y2="3.094cm">
          <text:p/>
        </draw:line>
        <draw:line draw:style-name="gr8" draw:text-style-name="P6" draw:layer="layout" svg:x1="12.986cm" svg:y1="3.091cm" svg:x2="13.023cm" svg:y2="3.084cm">
          <text:p/>
        </draw:line>
        <draw:line draw:style-name="gr8" draw:text-style-name="P6" draw:layer="layout" svg:x1="13.277cm" svg:y1="3.081cm" svg:x2="13.314cm" svg:y2="3.074cm">
          <text:p/>
        </draw:line>
        <draw:line draw:style-name="gr8" draw:text-style-name="P6" draw:layer="layout" svg:x1="13.386cm" svg:y1="3.137cm" svg:x2="13.424cm" svg:y2="3.039cm">
          <text:p/>
        </draw:line>
        <draw:line draw:style-name="gr8" draw:text-style-name="P6" draw:layer="layout" svg:x1="13.823cm" svg:y1="2.989cm" svg:x2="13.86cm" svg:y2="2.882cm">
          <text:p/>
        </draw:line>
        <draw:line draw:style-name="gr8" draw:text-style-name="P6" draw:layer="layout" svg:x1="13.932cm" svg:y1="2.92cm" svg:x2="13.97cm" svg:y2="2.926cm">
          <text:p/>
        </draw:line>
        <draw:line draw:style-name="gr8" draw:text-style-name="P6" draw:layer="layout" svg:x1="14.333cm" svg:y1="2.938cm" svg:x2="14.37cm" svg:y2="2.983cm">
          <text:p/>
        </draw:line>
        <draw:line draw:style-name="gr8" draw:text-style-name="P6" draw:layer="layout" svg:x1="14.697cm" svg:y1="2.96cm" svg:x2="14.734cm" svg:y2="2.95cm">
          <text:p/>
        </draw:line>
        <draw:line draw:style-name="gr8" draw:text-style-name="P6" draw:layer="layout" svg:x1="14.915cm" svg:y1="2.98cm" svg:x2="14.952cm" svg:y2="3.008cm">
          <text:p/>
        </draw:line>
        <draw:line draw:style-name="gr8" draw:text-style-name="P6" draw:layer="layout" svg:x1="14.988cm" svg:y1="2.988cm" svg:x2="15.025cm" svg:y2="3.038cm">
          <text:p/>
        </draw:line>
        <draw:line draw:style-name="gr8" draw:text-style-name="P6" draw:layer="layout" svg:x1="15.097cm" svg:y1="2.923cm" svg:x2="15.134cm" svg:y2="2.983cm">
          <text:p/>
        </draw:line>
        <draw:line draw:style-name="gr8" draw:text-style-name="P6" draw:layer="layout" svg:x1="15.315cm" svg:y1="2.91cm" svg:x2="15.353cm" svg:y2="2.978cm">
          <text:p/>
        </draw:line>
        <draw:line draw:style-name="gr8" draw:text-style-name="P6" draw:layer="layout" svg:x1="15.534cm" svg:y1="3.015cm" svg:x2="15.571cm" svg:y2="2.992cm">
          <text:p/>
        </draw:line>
        <draw:line draw:style-name="gr8" draw:text-style-name="P6" draw:layer="layout" svg:x1="15.752cm" svg:y1="3.044cm" svg:x2="15.789cm" svg:y2="3.003cm">
          <text:p/>
        </draw:line>
        <draw:line draw:style-name="gr8" draw:text-style-name="P6" draw:layer="layout" svg:x1="16.007cm" svg:y1="2.925cm" svg:x2="16.044cm" svg:y2="2.884cm">
          <text:p/>
        </draw:line>
        <draw:line draw:style-name="gr8" draw:text-style-name="P6" draw:layer="layout" svg:x1="16.08cm" svg:y1="2.966cm" svg:x2="16.117cm" svg:y2="2.861cm">
          <text:p/>
        </draw:line>
        <draw:line draw:style-name="gr8" draw:text-style-name="P6" draw:layer="layout" svg:x1="16.444cm" svg:y1="2.865cm" svg:x2="16.481cm" svg:y2="2.919cm">
          <text:p/>
        </draw:line>
        <draw:line draw:style-name="gr8" draw:text-style-name="P6" draw:layer="layout" svg:x1="16.844cm" svg:y1="2.861cm" svg:x2="16.881cm" svg:y2="2.991cm">
          <text:p/>
        </draw:line>
        <draw:line draw:style-name="gr8" draw:text-style-name="P6" draw:layer="layout" svg:x1="16.88cm" svg:y1="2.991cm" svg:x2="16.918cm" svg:y2="2.956cm">
          <text:p/>
        </draw:line>
        <draw:line draw:style-name="gr8" draw:text-style-name="P6" draw:layer="layout" svg:x1="17.863cm" svg:y1="2.837cm" svg:x2="17.901cm" svg:y2="2.902cm">
          <text:p/>
        </draw:line>
        <draw:line draw:style-name="gr8" draw:text-style-name="P6" draw:layer="layout" svg:x1="17.972cm" svg:y1="2.844cm" svg:x2="18.01cm" svg:y2="2.914cm">
          <text:p/>
        </draw:line>
        <draw:line draw:style-name="gr8" draw:text-style-name="P6" draw:layer="layout" svg:x1="18.045cm" svg:y1="2.983cm" svg:x2="18.083cm" svg:y2="2.887cm">
          <text:p/>
        </draw:line>
        <draw:line draw:style-name="gr8" draw:text-style-name="P6" draw:layer="layout" svg:x1="18.373cm" svg:y1="2.805cm" svg:x2="18.41cm" svg:y2="2.879cm">
          <text:p/>
        </draw:line>
        <draw:line draw:style-name="gr8" draw:text-style-name="P6" draw:layer="layout" svg:x1="18.446cm" svg:y1="2.867cm" svg:x2="18.483cm" svg:y2="2.764cm">
          <text:p/>
        </draw:line>
        <draw:line draw:style-name="gr8" draw:text-style-name="P6" draw:layer="layout" svg:x1="18.591cm" svg:y1="2.818cm" svg:x2="18.629cm" svg:y2="2.859cm">
          <text:p/>
        </draw:line>
        <draw:line draw:style-name="gr8" draw:text-style-name="P6" draw:layer="layout" svg:x1="18.919cm" svg:y1="2.856cm" svg:x2="18.956cm" svg:y2="2.978cm">
          <text:p/>
        </draw:line>
        <draw:line draw:style-name="gr8" draw:text-style-name="P6" draw:layer="layout" svg:x1="19.246cm" svg:y1="2.938cm" svg:x2="19.284cm" svg:y2="2.924cm">
          <text:p/>
        </draw:line>
        <draw:line draw:style-name="gr8" draw:text-style-name="P6" draw:layer="layout" svg:x1="19.392cm" svg:y1="2.952cm" svg:x2="19.429cm" svg:y2="2.845cm">
          <text:p/>
        </draw:line>
        <draw:line draw:style-name="gr8" draw:text-style-name="P6" draw:layer="layout" svg:x1="19.683cm" svg:y1="2.815cm" svg:x2="19.72cm" svg:y2="2.904cm">
          <text:p/>
        </draw:line>
        <draw:line draw:style-name="gr8" draw:text-style-name="P6" draw:layer="layout" svg:x1="19.792cm" svg:y1="2.807cm" svg:x2="19.83cm" svg:y2="2.896cm">
          <text:p/>
        </draw:line>
        <draw:line draw:style-name="gr8" draw:text-style-name="P6" draw:layer="layout" svg:x1="19.865cm" svg:y1="2.962cm" svg:x2="19.902cm" svg:y2="2.882cm">
          <text:p/>
        </draw:line>
        <draw:line draw:style-name="gr8" draw:text-style-name="P6" draw:layer="layout" svg:x1="20.193cm" svg:y1="2.795cm" svg:x2="20.23cm" svg:y2="2.89cm">
          <text:p/>
        </draw:line>
        <draw:line draw:style-name="gr8" draw:text-style-name="P6" draw:layer="layout" svg:x1="20.265cm" svg:y1="2.833cm" svg:x2="20.303cm" svg:y2="2.753cm">
          <text:p/>
        </draw:line>
        <draw:line draw:style-name="gr8" draw:text-style-name="P6" draw:layer="layout" svg:x1="20.52cm" svg:y1="3.08cm" svg:x2="20.558cm" svg:y2="2.988cm">
          <text:p/>
        </draw:line>
        <draw:line draw:style-name="gr8" draw:text-style-name="P6" draw:layer="layout" svg:x1="20.739cm" svg:y1="3.096cm" svg:x2="20.776cm" svg:y2="3.043cm">
          <text:p/>
        </draw:line>
        <draw:line draw:style-name="gr8" draw:text-style-name="P6" draw:layer="layout" svg:x1="20.957cm" svg:y1="3.029cm" svg:x2="20.994cm" svg:y2="2.993cm">
          <text:p/>
        </draw:line>
        <draw:line draw:style-name="gr8" draw:text-style-name="P6" draw:layer="layout" svg:x1="21.576cm" svg:y1="2.895cm" svg:x2="21.613cm" svg:y2="2.831cm">
          <text:p/>
        </draw:line>
        <draw:line draw:style-name="gr8" draw:text-style-name="P6" draw:layer="layout" svg:x1="21.685cm" svg:y1="2.869cm" svg:x2="21.722cm" svg:y2="2.837cm">
          <text:p/>
        </draw:line>
        <draw:line draw:style-name="gr8" draw:text-style-name="P6" draw:layer="layout" svg:x1="21.903cm" svg:y1="2.9cm" svg:x2="21.941cm" svg:y2="2.883cm">
          <text:p/>
        </draw:line>
        <draw:line draw:style-name="gr8" draw:text-style-name="P6" draw:layer="layout" svg:x1="22.195cm" svg:y1="2.932cm" svg:x2="22.232cm" svg:y2="2.758cm">
          <text:p/>
        </draw:line>
        <draw:line draw:style-name="gr8" draw:text-style-name="P6" draw:layer="layout" svg:x1="22.922cm" svg:y1="2.794cm" svg:x2="22.96cm" svg:y2="2.78cm">
          <text:p/>
        </draw:line>
        <draw:polyline draw:style-name="gr7" draw:text-style-name="P6" draw:layer="layout" svg:width="18.199cm" svg:height="1.084cm" svg:x="5.451cm" svg:y="3.806cm" svg:viewBox="0 0 18200 1085" draw:points="0,1085 37,286 73,164 110,351 146,373 182,179 219,719 255,485 292,201 328,454 364,372 401,203 437,776 510,292 546,451 583,382 619,338 656,546 692,549 728,356 765,394 801,320 838,337 874,495 910,581 947,428 983,423 1020,514 1056,518 1092,393 1129,422 1165,500 1202,341 1238,482 1274,408 1311,461 1347,404 1384,197 1420,467 1456,532 1493,451 1529,501 1566,488 1602,338 1638,428 1675,507 1711,467 1748,469 1784,539 1820,361 1857,584 1893,449 1930,367 1966,482 2002,506 2039,421 2075,413 2112,474 2148,499 2184,611 2221,418 2257,532 2294,576 2330,499 2366,385 2403,576 2439,407 2476,441 2512,595 2548,409 2585,537 2621,487 2658,458 2694,481 2730,302 2767,425 2803,591 2840,489 2876,347 2912,628 2949,419 2985,404 3021,589 3058,480 3094,546 3131,443 3167,445 3203,551 3240,485 3276,586 3313,619 3385,384 3422,504 3458,402 3495,353 3531,559 3567,458 3604,387 3640,453 3678,207 3714,335 3750,526 3787,435 3823,754 3860,527 3896,245 3932,416 3969,487 4005,490 4042,793 4114,410 4151,429 4187,421 4224,392 4260,767 4296,505 4333,442 4369,485 4406,479 4442,486 4478,602 4515,540 4551,305 4588,233 4624,375 4697,533 4733,436 4770,541 4806,520 4842,568 4879,371 4915,567 4952,399 4988,548 5024,408 5061,449 5097,553 5134,536 5170,554 5206,576 5243,622 5279,518 5316,618 5352,441 5388,501 5425,547 5461,415 5498,409 5534,433 5570,278 5607,396 5643,368 5680,298 5716,468 5752,482 5789,300 5825,364 5862,248 5898,332 5934,307 6007,459 6044,399 6080,457 6116,400 6153,403 6189,581 6226,511 6262,371 6298,338 6335,95 6371,111 6408,186 6444,164 6480,177 6517,233 6553,203 6589,137 6626,334 6662,271 6699,117 6735,222 6771,224 6808,54 6844,246 6881,293 6917,0 6953,326 6990,343 7026,307 7063,281 7099,195 7135,202 7172,311 7208,323 7245,220 7281,363 7317,275 7354,203 7390,190 7427,266 7463,165 7499,133 7536,359 7572,297 7609,29 7645,237 7681,306 7718,17 7754,413 7791,335 7827,286 7863,323 7900,313 7936,178 7973,361 8009,341 8045,287 8082,449 8118,572 8155,333 8191,383 8227,264 8264,438 8300,459 8337,464 8373,261 8409,347 8482,471 8519,585 8555,478 8591,504 8628,402 8664,481 8701,427 8737,424 8773,520 8810,555 8846,361 8883,407 8919,437 8955,278 8992,526 9028,459 9065,433 9101,372 9137,345 9174,511 9210,456 9247,262 9283,517 9319,433 9356,512 9429,271 9465,374 9501,260 9538,350 9574,3 9611,299 9647,500 9683,461 9720,347 9756,762 9793,476 9829,258 9865,569 9902,487 9938,392 9974,806 10011,543 10047,333 10084,453 10120,379 10156,382 10193,731 10229,508 10266,358 10302,474 10338,406 10375,437 10411,523 10448,564 10484,421 10520,325 10557,529 10593,627 10630,532 10666,529 10702,441 10739,454 10775,577 10812,612 10848,637 10884,567 10921,386 10957,515 10994,577 11030,568 11066,584 11103,638 11139,481 11176,526 11212,460 11248,563 11285,553 11321,662 11358,641 11394,529 11430,277 11503,652 11576,448 11612,433 11649,401 11685,540 11722,587 11758,488 11794,587 11831,451 11867,490 11904,672 11940,546 11976,539 12013,587 12049,422 12086,446 12122,670 12158,597 12195,460 12231,494 12268,471 12304,784 12340,705 12377,540 12413,624 12450,514 12486,584 12522,627 12559,537 12595,482 12632,601 12668,528 12704,466 12741,377 12814,483 12850,597 12886,531 12923,477 12959,508 12996,429 13032,616 13068,330 13105,652 13141,490 13178,382 13214,561 13250,701 13287,582 13323,608 13360,517 13396,610 13432,464 13505,661 13541,464 13578,670 13614,582 13651,389 13687,660 13723,666 13760,545 13796,716 13833,569 13869,568 13905,603 13942,448 13978,609 14051,580 14087,517 14124,701 14160,797 14197,560 14233,564 14269,586 14306,591 14342,623 14379,525 14415,408 14451,605 14488,561 14524,509 14561,407 14597,551 14633,523 14670,598 14706,476 14743,533 14779,377 14815,459 14852,633 14888,356 14925,724 14961,480 14997,398 15034,383 15070,342 15107,401 15143,323 15179,398 15216,514 15252,419 15289,231 15325,376 15361,406 15398,393 15434,658 15471,561 15507,260 15543,390 15580,448 15616,366 15653,664 15689,418 15725,253 15798,505 15835,362 15871,651 15907,362 15944,620 15980,727 16017,637 16053,778 16089,621 16126,558 16162,621 16199,620 16235,547 16271,608 16308,587 16344,528 16417,724 16453,538 16490,481 16526,451 16563,777 16599,564 16635,310 16672,544 16708,452 16745,345 16781,693 16817,470 16854,762 16890,388 16927,270 16963,338 16999,365 17036,373 17072,451 17108,546 17145,510 17181,382 17218,445 17254,550 17290,607 17327,334 17363,511 17400,566 17436,540 17472,998 17509,704 17545,572 17582,1003 17618,723 17654,524 17691,704 17727,394 17764,304 17800,430 17836,702 17873,845 17946,910 17982,955 18055,1020 18091,1005 18128,1004 18164,1013 18200,1003">
          <text:p/>
        </draw:polyline>
        <draw:polyline draw:style-name="gr7" draw:text-style-name="P6" draw:layer="layout" svg:width="18.199cm" svg:height="1.021cm" svg:x="5.451cm" svg:y="4.876cm" svg:viewBox="0 0 18200 1022" draw:points="0,491 37,623 73,565 110,497 146,469 182,521 219,415 255,556 292,546 328,480 364,460 401,664 437,324 474,422 510,692 546,424 583,518 619,536 656,423 692,547 728,574 765,469 801,554 838,508 874,454 910,441 947,708 983,735 1020,780 1056,694 1092,679 1129,651 1165,570 1202,810 1238,804 1274,551 1311,741 1347,596 1384,692 1420,651 1456,633 1493,654 1529,642 1566,585 1602,678 1638,796 1675,673 1711,708 1748,640 1784,514 1820,696 1857,569 1893,552 1930,740 1966,609 2002,573 2039,650 2075,689 2112,859 2148,665 2184,654 2221,691 2257,798 2294,656 2330,913 2366,610 2403,668 2439,841 2476,812 2512,623 2548,842 2585,782 2621,710 2658,765 2694,658 2730,669 2767,741 2803,693 2840,783 2876,569 2912,665 2949,724 2985,819 3021,527 3058,705 3094,817 3131,655 3167,692 3203,702 3240,773 3276,730 3313,859 3349,625 3385,724 3422,672 3458,641 3495,765 3531,606 3567,648 3604,701 3640,549 3678,656 3750,465 3787,587 3823,362 3860,519 3896,547 3932,475 3969,456 4005,575 4042,441 4078,505 4114,660 4151,668 4187,625 4224,706 4260,438 4296,645 4333,708 4369,705 4406,712 4442,777 4478,503 4515,535 4551,644 4588,595 4624,408 4660,65 4697,392 4733,322 4770,191 4806,615 4842,650 4879,513 4915,619 4952,310 4988,81 5024,381 5061,265 5097,128 5134,237 5170,482 5206,374 5243,132 5279,840 5316,694 5352,336 5388,305 5425,262 5461,0 5498,408 5534,537 5570,80 5607,588 5643,680 5680,228 5716,577 5752,730 5789,655 5825,667 5862,528 5898,261 5971,800 6007,552 6044,518 6080,822 6116,642 6153,351 6189,821 6226,855 6262,620 6298,753 6335,458 6371,435 6408,653 6444,632 6480,512 6517,703 6553,675 6589,515 6626,756 6662,798 6699,578 6735,741 6771,755 6808,430 6844,611 6881,823 6917,434 6953,425 6990,557 7026,752 7063,749 7099,681 7135,546 7172,741 7208,848 7245,752 7281,614 7317,781 7354,698 7390,652 7427,726 7463,730 7499,576 7572,863 7609,366 7645,604 7681,706 7718,374 7754,528 7791,578 7827,785 7863,870 7900,689 7936,681 7973,490 8009,715 8045,758 8082,713 8118,747 8191,572 8227,834 8264,754 8300,586 8337,741 8373,550 8409,516 8446,702 8482,580 8519,706 8555,689 8591,767 8628,715 8664,597 8701,775 8737,735 8773,844 8810,767 8846,767 8883,747 8919,739 8955,577 8992,782 9028,752 9065,656 9101,702 9137,640 9174,769 9210,786 9247,749 9283,832 9319,721 9356,422 9392,678 9429,789 9465,780 9501,766 9538,715 9574,597 9611,409 9647,558 9683,527 9720,542 9756,382 9793,461 9829,475 9865,410 9902,415 9938,598 9974,348 10011,422 10047,602 10084,430 10120,568 10156,560 10193,394 10229,475 10266,451 10302,522 10338,410 10375,532 10411,556 10448,410 10484,621 10557,755 10593,511 10630,697 10666,683 10702,748 10739,868 10775,787 10812,692 10848,790 10884,735 10921,697 10957,722 10994,736 11030,736 11066,709 11103,550 11139,718 11176,842 11212,597 11248,793 11285,791 11321,674 11358,744 11430,525 11467,745 11503,585 11540,663 11576,646 11612,555 11649,848 11685,663 11722,691 11758,877 11794,678 11831,885 11867,845 11904,700 11940,676 11976,945 12013,592 12086,893 12122,633 12158,640 12195,869 12231,719 12268,684 12304,464 12340,495 12377,783 12413,605 12450,648 12486,648 12522,733 12559,948 12595,685 12632,726 12668,784 12704,735 12741,720 12777,853 12814,670 12850,630 12886,859 12923,687 12959,646 12996,819 13032,409 13068,692 13105,531 13141,635 13178,634 13214,567 13250,516 13287,648 13323,690 13360,628 13396,638 13432,705 13469,682 13505,708 13541,696 13578,554 13614,536 13651,756 13687,653 13723,622 13760,699 13796,632 13833,680 13869,585 13905,782 13942,633 13978,578 14015,751 14051,624 14087,676 14124,442 14160,669 14197,694 14233,746 14269,642 14306,702 14342,777 14379,842 14415,655 14451,686 14488,846 14524,750 14561,803 14597,884 14633,617 14670,545 14706,765 14743,575 14779,613 14815,739 14852,271 14888,740 14925,589 14961,643 14997,624 15034,633 15070,486 15107,496 15143,602 15179,496 15216,480 15252,540 15289,439 15325,485 15361,521 15398,596 15434,448 15471,502 15507,631 15543,545 15580,475 15616,586 15653,436 15689,500 15725,671 15762,498 15798,595 15835,456 15871,376 15907,599 15980,768 16017,879 16053,921 16089,913 16126,923 16162,856 16199,747 16235,722 16271,689 16308,696 16344,726 16381,623 16417,491 16453,617 16526,750 16563,501 16599,810 16635,730 16672,783 16708,741 16745,871 16781,511 16817,721 16854,531 16890,747 16927,847 16963,844 16999,902 17036,834 17108,1022 17145,978 17181,777 17218,674 17254,680 17290,629 17327,699 17363,826 17436,711 17472,640 17509,801 17582,593 17618,793 17654,638 17691,522 17727,668 17764,746 17800,304 17836,30 17873,102 17909,155 17946,200 17982,274 18055,377 18091,361 18128,350 18164,368 18200,373">
          <text:p/>
        </draw:polyline>
        <draw:polyline draw:style-name="gr7" draw:text-style-name="P6" draw:layer="layout" svg:width="18.199cm" svg:height="1.171cm" svg:x="5.451cm" svg:y="6.495cm" svg:viewBox="0 0 18200 1172" draw:points="0,723 37,300 73,389 110,389 146,356 182,422 219,471 255,79 292,162 328,299 364,336 401,478 437,382 474,69 510,138 546,324 583,363 619,377 656,357 692,143 728,237 765,303 801,274 838,379 874,363 910,112 947,348 983,227 1020,381 1056,278 1092,439 1129,425 1165,426 1202,396 1238,444 1274,398 1311,401 1347,250 1384,421 1420,485 1456,326 1493,257 1529,377 1566,521 1602,469 1638,354 1675,499 1711,537 1748,347 1784,343 1820,350 1857,473 1893,391 1930,341 1966,334 2002,172 2039,350 2075,369 2112,465 2148,488 2184,465 2221,469 2257,427 2330,620 2366,162 2403,500 2439,376 2476,463 2512,362 2548,536 2621,309 2658,329 2694,438 2730,336 2767,382 2803,600 2840,442 2876,365 2912,389 2949,423 2985,537 3021,481 3058,493 3094,527 3131,535 3167,440 3203,587 3240,519 3276,570 3313,590 3349,432 3385,474 3422,423 3458,357 3495,565 3531,460 3567,295 3604,425 3640,443 3678,236 3714,362 3750,298 3787,352 3823,331 3860,131 3896,4 3932,268 3969,218 4005,273 4042,472 4078,69 4114,209 4151,385 4187,353 4224,301 4260,573 4296,264 4333,223 4369,522 4406,245 4442,418 4478,519 4515,211 4551,0 4588,298 4624,643 4660,523 4697,790 4733,819 4770,516 4806,981 4842,1172 4879,938 4915,1109 4952,911 4988,503 5024,622 5061,722 5097,608 5134,817 5170,827 5206,905 5243,581 5279,1147 5316,1126 5352,845 5388,901 5425,871 5461,514 5498,594 5534,643 5570,644 5607,357 5643,555 5680,507 5716,129 5752,285 5789,148 5825,238 5862,231 5898,592 5934,215 5971,443 6007,558 6044,107 6080,257 6116,466 6153,45 6189,325 6226,322 6262,173 6298,165 6335,285 6371,500 6408,287 6444,421 6480,352 6517,401 6553,438 6589,303 6626,369 6699,471 6735,312 6771,567 6808,544 6844,282 6881,481 6917,459 6953,447 6990,194 7026,430 7063,513 7099,204 7135,304 7172,533 7208,574 7245,500 7281,476 7317,532 7354,363 7390,481 7427,369 7463,396 7499,472 7536,458 7572,606 7645,323 7681,462 7718,388 7754,349 7791,330 7827,342 7863,464 7900,214 7936,364 7973,288 8009,450 8045,268 8082,538 8155,325 8191,410 8227,469 8300,388 8337,511 8373,383 8446,547 8482,490 8519,714 8555,382 8591,721 8628,494 8664,371 8701,222 8737,480 8773,553 8810,525 8846,421 8883,420 8919,408 8955,208 8992,287 9028,548 9065,380 9101,393 9137,437 9174,521 9210,553 9247,546 9283,678 9319,385 9356,387 9392,318 9429,489 9465,484 9501,347 9538,463 9574,405 9611,177 9647,445 9683,269 9720,223 9756,475 9793,202 9829,18 9865,430 9902,324 9938,318 9974,372 10011,201 10047,350 10084,346 10120,275 10156,272 10193,468 10229,183 10302,446 10338,304 10375,487 10411,479 10448,204 10484,220 10520,299 10557,265 10593,413 10630,310 10666,500 10702,510 10739,380 10775,422 10812,476 10848,394 10884,589 10921,364 10957,382 10994,443 11030,431 11066,374 11103,382 11139,325 11176,430 11212,494 11248,410 11285,357 11321,364 11358,317 11394,403 11430,521 11467,248 11503,347 11540,412 11576,252 11612,455 11649,515 11685,233 11722,339 11758,529 11794,447 11831,448 11867,534 11904,319 11940,451 11976,431 12013,402 12049,424 12086,343 12122,523 12158,360 12195,446 12231,473 12268,407 12304,316 12340,80 12377,254 12413,286 12450,339 12486,327 12522,484 12559,578 12595,196 12632,479 12668,472 12704,421 12741,513 12777,547 12814,307 12850,301 12886,492 12923,382 12959,425 12996,321 13032,356 13068,343 13105,292 13141,362 13178,346 13214,654 13250,592 13287,481 13323,421 13360,425 13396,494 13432,424 13469,415 13505,474 13541,378 13578,696 13614,388 13651,305 13687,713 13723,408 13760,646 13796,536 13833,580 13869,415 13905,482 13942,324 13978,449 14015,379 14051,460 14087,457 14124,275 14160,53 14197,183 14233,381 14269,302 14306,407 14342,697 14379,660 14415,146 14451,440 14488,381 14524,371 14561,554 14597,633 14633,321 14670,382 14706,409 14743,463 14779,436 14815,334 14888,422 14925,263 14961,153 14997,405 15034,527 15070,503 15107,182 15143,470 15179,464 15216,110 15252,293 15289,303 15325,229 15361,333 15398,455 15434,196 15471,175 15507,193 15580,406 15616,371 15653,251 15689,107 15725,274 15762,378 15798,382 15835,374 15871,344 15907,141 15944,273 15980,599 16017,608 16053,596 16089,747 16126,619 16162,694 16199,595 16235,513 16308,463 16344,643 16381,484 16417,532 16453,345 16490,381 16526,504 16563,401 16599,322 16635,275 16672,501 16708,519 16745,524 16781,511 16817,390 16854,417 16890,296 16927,293 16963,269 16999,399 17036,323 17108,420 17145,582 17181,313 17218,422 17254,585 17290,478 17327,359 17363,467 17400,636 17436,442 17472,461 17509,434 17545,514 17582,358 17618,459 17654,256 17691,502 17727,155 17764,204 17800,337 17836,303 17873,211 17909,288 17946,322 17982,411 18055,548 18091,544 18128,512 18164,540 18200,574">
          <text:p/>
        </draw:polyline>
        <draw:polyline draw:style-name="gr7" draw:text-style-name="P6" draw:layer="layout" svg:width="18.199cm" svg:height="1.019cm" svg:x="5.451cm" svg:y="7.57cm" svg:viewBox="0 0 18200 1020" draw:points="0,486 37,313 73,433 110,598 146,519 182,456 219,616 255,687 292,521 328,432 364,599 401,579 437,592 474,595 510,552 546,494 583,503 619,634 656,360 692,588 728,682 765,414 801,473 838,562 874,544 910,548 983,399 1020,621 1056,453 1092,613 1129,660 1165,633 1202,484 1238,467 1274,499 1311,540 1347,555 1384,713 1420,561 1456,459 1493,464 1529,525 1566,444 1602,592 1638,520 1675,628 1711,592 1748,438 1784,521 1820,589 1857,421 1893,635 1930,470 1966,621 2002,466 2039,439 2075,444 2112,625 2148,703 2184,521 2221,708 2257,702 2294,670 2330,739 2366,552 2403,585 2439,570 2476,664 2512,484 2548,578 2585,648 2621,521 2658,520 2694,551 2730,563 2767,656 2803,576 2840,613 2876,601 2912,569 2949,572 2985,551 3021,726 3058,641 3094,731 3131,619 3167,471 3203,699 3240,583 3276,675 3313,712 3349,550 3385,605 3422,422 3458,511 3495,658 3531,662 3567,452 3604,457 3640,604 3678,437 3714,513 3750,523 3787,574 3823,589 3860,550 3896,412 3932,429 3969,439 4005,562 4042,422 4078,637 4114,321 4151,463 4187,467 4224,541 4260,529 4296,400 4333,503 4369,474 4406,492 4442,743 4478,725 4515,474 4551,570 4588,183 4624,261 4660,400 4697,355 4733,573 4770,284 4806,873 4842,859 4879,730 4915,558 4952,693 4988,301 5024,556 5061,648 5097,419 5134,609 5170,731 5206,634 5243,662 5279,702 5316,774 5352,737 5388,536 5425,661 5461,261 5498,191 5534,222 5570,151 5607,165 5643,223 5680,4 5716,178 5752,202 5789,326 5825,323 5862,110 5898,178 5934,30 5971,275 6044,127 6080,309 6116,254 6153,181 6189,498 6226,311 6262,211 6298,313 6335,284 6408,457 6444,472 6480,441 6517,506 6553,564 6589,357 6626,533 6662,539 6699,496 6735,336 6771,576 6808,194 6844,552 6881,661 6917,233 6953,529 6990,431 7026,618 7063,721 7099,449 7135,276 7172,590 7208,619 7245,667 7281,478 7317,648 7354,460 7390,520 7427,600 7463,492 7499,428 7536,516 7572,710 7609,243 7681,815 7718,219 7754,493 7791,465 7827,474 7863,543 7900,422 7936,448 7973,464 8009,687 8045,501 8082,603 8118,780 8155,657 8191,597 8227,764 8264,717 8300,603 8337,712 8373,857 8409,540 8446,725 8482,581 8519,786 8555,719 8591,828 8628,781 8664,558 8701,502 8737,691 8773,811 8810,989 8846,807 8883,680 8919,916 8955,668 8992,768 9028,1020 9065,660 9101,735 9137,760 9174,740 9210,783 9247,576 9283,820 9319,782 9356,603 9392,814 9429,771 9465,889 9501,427 9538,628 9574,452 9611,638 9647,557 9683,457 9720,600 9756,460 9793,541 9829,471 9865,577 9902,565 9938,718 9974,602 10011,585 10047,628 10084,663 10120,501 10156,545 10193,612 10229,580 10266,660 10302,625 10375,764 10411,731 10448,564 10484,378 10520,448 10557,423 10593,637 10630,528 10666,562 10702,738 10775,459 10812,464 10848,594 10884,708 10921,686 10957,524 10994,461 11030,481 11066,507 11103,514 11139,565 11176,486 11212,601 11248,526 11285,516 11321,613 11358,493 11394,483 11430,764 11467,502 11503,492 11540,348 11576,356 11612,636 11649,709 11685,544 11722,547 11758,497 11794,686 11831,727 11867,756 11904,497 11940,518 11976,529 12013,659 12049,672 12086,672 12122,579 12158,519 12195,474 12231,516 12268,490 12304,493 12340,703 12377,680 12413,678 12450,619 12486,572 12522,557 12559,649 12595,500 12632,638 12668,738 12704,542 12741,649 12777,647 12814,552 12850,544 12886,513 12923,453 12959,543 12996,435 13032,339 13068,696 13105,457 13141,531 13178,532 13214,724 13250,576 13287,805 13323,571 13360,648 13396,710 13432,689 13469,599 13505,675 13541,662 13578,661 13614,577 13651,612 13687,792 13723,683 13760,761 13796,727 13833,746 13869,538 13905,753 13942,656 13978,533 14015,783 14051,633 14087,743 14124,522 14160,707 14197,560 14233,487 14269,703 14306,771 14342,658 14379,864 14415,630 14451,630 14488,616 14524,456 14561,618 14597,726 14633,662 14670,700 14706,594 14743,674 14779,486 14815,508 14852,475 14888,765 14925,511 14961,418 15034,791 15070,627 15107,308 15143,580 15179,546 15216,640 15252,419 15289,495 15325,476 15361,438 15398,580 15434,542 15471,409 15507,513 15543,709 15580,612 15616,627 15653,518 15689,604 15725,656 15762,539 15798,599 15835,455 15871,415 15907,552 15944,432 15980,724 16017,772 16053,832 16089,854 16126,745 16162,781 16235,666 16271,585 16308,718 16344,814 16381,672 16417,752 16453,546 16490,603 16526,593 16563,635 16599,772 16635,577 16672,703 16708,631 16745,736 16781,518 16890,793 16927,630 16963,633 16999,605 17036,709 17072,636 17108,742 17145,761 17181,634 17218,589 17254,726 17290,656 17327,734 17363,713 17400,782 17436,572 17472,907 17509,833 17545,714 17582,758 17618,754 17654,798 17691,667 17727,807 17764,634 17800,114 17836,191 17873,0 17909,94 17946,87 18018,200 18055,283 18091,294 18128,249 18164,275 18200,322">
          <text:p/>
        </draw:polyline>
        <draw:polyline draw:style-name="gr7" draw:text-style-name="P6" draw:layer="layout" svg:width="18.199cm" svg:height="0.904cm" svg:x="5.451cm" svg:y="8.855cm" svg:viewBox="0 0 18200 905" draw:points="0,411 37,429 73,184 110,147 146,103 182,147 219,356 255,143 292,168 328,237 364,372 401,373 437,292 474,85 510,206 546,256 583,273 619,233 656,304 692,73 728,275 765,176 801,260 874,366 910,103 947,204 983,244 1020,223 1056,227 1092,277 1129,314 1165,476 1202,390 1238,275 1274,296 1311,329 1347,500 1384,339 1420,242 1456,176 1493,426 1529,159 1566,364 1602,272 1638,315 1675,458 1711,231 1748,414 1784,355 1820,341 1857,244 1893,250 1930,217 1966,343 2002,167 2039,367 2075,187 2112,389 2148,360 2184,251 2221,455 2257,522 2294,387 2330,379 2366,185 2403,375 2439,330 2476,188 2512,279 2548,207 2585,320 2621,298 2658,334 2694,255 2730,324 2767,591 2803,248 2840,323 2876,431 2912,390 2949,117 3021,513 3058,415 3094,350 3131,275 3167,307 3240,338 3276,326 3313,382 3349,218 3385,325 3422,393 3458,174 3495,366 3531,219 3567,186 3604,258 3640,408 3678,168 3714,355 3750,415 3787,382 3823,483 3860,103 3896,180 3932,274 3969,283 4005,485 4042,198 4078,72 4114,108 4151,169 4187,349 4224,308 4260,434 4296,66 4333,179 4369,349 4406,189 4442,192 4478,435 4515,70 4551,195 4588,252 4624,299 4660,364 4697,229 4733,812 4770,471 4806,640 4842,481 4879,562 4915,273 4952,806 4988,378 5024,620 5061,809 5097,336 5134,456 5170,905 5206,695 5243,662 5279,495 5316,652 5352,784 5388,453 5425,658 5461,204 5498,515 5534,498 5570,62 5607,607 5643,597 5680,232 5716,360 5752,398 5789,475 5825,527 5862,514 5898,323 5934,487 6007,545 6044,360 6080,410 6116,536 6153,330 6189,362 6226,433 6262,116 6298,306 6335,541 6371,332 6408,755 6444,555 6480,502 6517,679 6589,498 6626,443 6662,376 6699,474 6735,456 6771,643 6808,185 6844,549 6881,611 6917,506 6953,368 6990,451 7026,374 7063,591 7135,664 7172,396 7208,283 7245,518 7281,324 7317,599 7354,528 7390,594 7427,576 7463,536 7499,404 7536,92 7572,690 7609,75 7645,654 7681,721 7718,530 7754,523 7791,324 7827,540 7863,435 7900,385 7936,573 7973,143 8009,502 8045,520 8082,170 8118,654 8155,408 8191,250 8227,583 8264,444 8300,609 8337,683 8373,525 8409,341 8446,320 8482,308 8519,611 8555,396 8591,463 8628,671 8664,370 8701,506 8737,428 8773,784 8810,802 8846,554 8883,410 8919,554 8955,415 8992,670 9028,881 9065,580 9101,510 9137,302 9174,554 9210,535 9247,159 9283,356 9319,363 9356,334 9392,326 9429,655 9465,586 9501,300 9538,260 9574,544 9611,156 9647,371 9683,354 9720,349 9756,330 9793,176 9829,304 9865,259 9902,414 9938,427 9974,425 10011,108 10047,142 10084,380 10120,377 10156,315 10193,339 10229,109 10266,290 10302,272 10338,338 10375,272 10411,443 10448,46 10484,87 10520,150 10557,300 10593,410 10630,179 10666,407 10702,504 10739,248 10775,248 10812,276 10848,174 10884,311 10921,391 10957,357 10994,334 11030,69 11066,257 11103,330 11139,337 11176,255 11212,349 11248,305 11285,350 11321,473 11358,242 11394,217 11430,497 11467,75 11503,330 11540,347 11576,337 11649,466 11685,175 11722,381 11758,215 11794,320 11831,396 11867,422 11904,153 11940,219 11976,255 12013,397 12049,342 12086,443 12122,402 12158,224 12195,189 12231,288 12268,195 12304,159 12340,392 12377,232 12413,435 12450,293 12486,413 12522,497 12559,426 12595,330 12632,266 12668,409 12704,217 12741,279 12777,252 12850,219 12886,33 12923,41 12959,279 12996,191 13032,171 13068,192 13105,243 13141,227 13178,117 13214,355 13250,540 13287,572 13323,406 13360,477 13396,400 13432,336 13469,500 13505,516 13541,480 13614,478 13651,294 13687,505 13723,524 13760,292 13796,474 13833,382 13869,369 13905,452 13942,411 14015,564 14051,276 14087,409 14124,148 14160,244 14197,74 14269,448 14306,411 14342,436 14379,439 14415,395 14451,507 14488,400 14524,321 14561,510 14597,611 14633,327 14670,447 14706,472 14743,354 14779,301 14815,285 14852,108 14888,197 14925,223 14961,214 14997,222 15034,439 15070,364 15107,260 15143,308 15179,254 15216,229 15252,220 15289,231 15325,201 15361,285 15398,332 15434,306 15471,228 15507,276 15580,415 15616,380 15653,200 15689,206 15725,261 15762,189 15798,578 15835,184 15871,165 15907,158 15944,287 15980,497 16017,474 16053,731 16089,564 16126,686 16162,465 16199,513 16235,286 16271,413 16308,584 16344,374 16381,407 16453,262 16490,340 16526,216 16563,500 16599,148 16635,242 16672,380 16708,451 16745,475 16781,425 16817,175 16854,203 16890,240 16927,450 16963,573 16999,562 17036,765 17072,642 17108,656 17145,697 17181,482 17218,607 17254,676 17290,309 17327,332 17363,260 17400,325 17436,296 17472,512 17509,363 17545,393 17582,372 17618,450 17654,258 17691,454 17727,242 17764,481 17800,386 17836,262 17873,0 17909,103 17946,44 17982,56 18018,92 18055,180 18091,200 18128,153 18164,174 18200,210">
          <text:p/>
        </draw:polyline>
        <draw:polyline draw:style-name="gr7" draw:text-style-name="P6" draw:layer="layout" svg:width="18.199cm" svg:height="1.275cm" svg:x="5.451cm" svg:y="10.06cm" svg:viewBox="0 0 18200 1276" draw:points="0,556 37,647 73,604 110,736 146,602 182,644 219,671 255,355 292,684 328,744 364,607 401,800 437,535 474,563 510,534 583,837 619,615 656,609 692,500 728,595 765,679 801,574 838,750 874,705 910,473 947,611 983,526 1020,731 1056,786 1092,591 1129,576 1165,778 1202,591 1238,722 1274,727 1311,525 1347,832 1384,726 1420,729 1456,600 1493,748 1529,450 1566,765 1602,710 1638,792 1675,728 1711,688 1748,635 1784,600 1820,672 1857,993 1893,700 1930,625 1966,773 2002,658 2039,829 2075,672 2112,827 2148,568 2184,615 2221,632 2257,755 2294,614 2330,749 2366,684 2403,840 2439,865 2476,653 2512,699 2548,633 2585,806 2621,734 2658,773 2694,646 2767,770 2803,749 2840,657 2876,881 2912,802 2949,665 2985,836 3021,830 3058,708 3094,695 3167,767 3203,928 3240,738 3276,771 3313,761 3349,626 3385,737 3422,793 3458,542 3495,694 3531,715 3567,630 3604,715 3640,847 3678,598 3714,845 3750,672 3787,793 3823,781 3860,495 3896,592 3932,712 3969,694 4005,834 4042,588 4078,457 4114,508 4151,634 4187,736 4224,735 4260,744 4296,547 4333,557 4369,746 4406,699 4442,563 4478,618 4515,479 4551,680 4588,379 4624,427 4660,568 4697,352 4733,914 4770,886 4806,346 4842,0 4879,553 4915,285 4952,927 4988,745 5024,694 5061,1061 5097,715 5134,508 5170,828 5206,922 5243,743 5279,445 5316,566 5352,744 5425,911 5461,505 5498,680 5534,620 5570,501 5607,435 5643,583 5680,504 5716,302 5752,542 5789,487 5825,450 5862,464 5898,467 5934,388 5971,445 6007,599 6044,226 6080,519 6116,455 6153,277 6189,415 6226,404 6262,444 6298,454 6335,353 6371,442 6408,669 6444,596 6480,554 6517,638 6553,531 6589,727 6626,679 6662,428 6699,571 6735,639 6771,726 6808,714 6844,453 6881,558 6917,539 6953,506 6990,828 7026,581 7063,537 7099,505 7135,486 7172,492 7208,545 7245,497 7281,503 7317,808 7354,615 7390,774 7427,711 7463,454 7499,634 7536,396 7572,931 7609,281 7645,622 7681,583 7718,389 7754,643 7791,657 7827,636 7863,609 7900,706 7936,613 7973,630 8009,684 8045,644 8082,475 8118,582 8155,448 8191,621 8227,879 8264,715 8300,1036 8337,1070 8373,834 8409,788 8446,831 8482,985 8519,901 8555,743 8591,820 8628,652 8664,804 8701,740 8737,846 8773,1063 8810,1151 8846,850 8883,722 8919,780 8955,695 8992,852 9028,1276 9065,874 9101,886 9137,649 9174,649 9210,777 9247,515 9283,719 9319,599 9356,653 9392,758 9429,794 9465,736 9501,585 9538,748 9574,595 9611,637 9647,788 9683,890 9720,817 9756,697 9793,669 9829,771 9865,753 9902,986 9938,817 9974,582 10011,472 10047,606 10084,887 10120,613 10156,754 10193,704 10229,549 10266,731 10302,807 10338,591 10375,694 10411,667 10448,517 10484,543 10520,444 10557,706 10593,771 10630,669 10666,823 10702,914 10739,637 10775,889 10812,708 10848,604 10921,834 10957,790 10994,661 11030,467 11066,766 11103,854 11139,828 11176,681 11212,819 11285,656 11321,853 11358,666 11394,808 11430,808 11467,558 11503,856 11540,781 11576,840 11612,802 11649,839 11685,851 11722,659 11758,639 11794,754 11831,995 11867,906 11904,510 11940,753 11976,811 12013,756 12049,768 12086,833 12158,621 12195,622 12231,726 12268,810 12304,583 12340,619 12377,535 12413,879 12450,635 12486,834 12522,842 12559,710 12595,823 12632,594 12668,752 12704,776 12741,739 12777,815 12814,790 12850,750 12886,595 12923,700 12959,678 12996,641 13032,481 13068,511 13105,849 13141,638 13178,834 13214,741 13250,788 13287,943 13323,589 13360,819 13396,608 13432,664 13469,808 13505,841 13541,847 13578,896 13614,827 13687,757 13723,786 13760,565 13796,907 13833,753 13869,729 13905,834 13942,632 13978,810 14015,891 14051,622 14087,891 14124,447 14160,481 14197,483 14233,736 14269,729 14306,881 14342,731 14379,840 14415,825 14451,776 14488,800 14524,749 14561,762 14597,1005 14633,726 14670,812 14706,1005 14743,597 14779,613 14815,752 14852,504 14888,573 14925,579 14961,719 14997,777 15034,896 15070,677 15107,689 15143,759 15179,675 15216,624 15252,688 15289,663 15325,579 15361,740 15398,793 15434,565 15471,732 15507,716 15543,725 15580,798 15616,739 15653,553 15689,600 15725,622 15762,603 15798,901 15835,600 15871,546 15907,616 15944,806 15980,682 16017,1008 16053,1006 16089,925 16126,1194 16162,849 16199,1027 16235,702 16271,931 16308,872 16344,976 16381,723 16417,733 16453,739 16490,848 16526,685 16563,749 16599,595 16635,726 16672,688 16708,823 16745,843 16781,683 16817,688 16854,507 16890,616 16927,618 16963,799 16999,872 17036,875 17072,869 17108,859 17145,915 17181,644 17218,957 17254,1053 17290,853 17327,731 17363,683 17400,945 17436,738 17472,764 17509,723 17545,759 17582,675 17618,739 17654,660 17691,682 17727,665 17764,424 17800,412 17836,601 17873,303 17909,386 17946,288 17982,262 18018,274 18055,334 18091,352 18128,318 18200,344">
          <text:p/>
        </draw:polyline>
        <draw:polyline draw:style-name="gr7" draw:text-style-name="P6" draw:layer="layout" svg:width="18.199cm" svg:height="1.243cm" svg:x="5.451cm" svg:y="11.589cm" svg:viewBox="0 0 18200 1244" draw:points="0,633 37,641 73,722 110,605 146,413 182,469 219,715 255,510 292,563 328,602 364,548 401,637 437,600 474,526 510,481 546,562 583,678 619,418 656,630 692,525 728,500 765,652 801,517 838,427 874,702 910,520 947,498 983,535 1020,580 1056,514 1092,309 1129,407 1165,619 1202,473 1238,540 1274,585 1311,473 1347,439 1384,784 1420,530 1456,456 1493,536 1529,394 1566,553 1602,626 1638,769 1675,559 1711,674 1748,488 1784,587 1820,601 1857,657 1893,648 1930,520 1966,548 2002,539 2039,878 2075,532 2112,814 2148,556 2184,573 2221,457 2257,560 2294,379 2330,707 2366,821 2403,748 2439,874 2476,707 2512,700 2548,605 2585,665 2621,822 2658,646 2694,495 2730,508 2767,735 2840,466 2876,661 2912,596 2949,638 2985,712 3021,826 3058,566 3131,746 3167,727 3203,631 3240,700 3276,620 3313,791 3349,723 3385,843 3422,413 3458,462 3495,634 3531,615 3567,578 3604,596 3640,750 3678,642 3714,570 3750,698 3787,481 3823,815 3896,475 3932,472 3969,636 4005,581 4042,862 4078,519 4114,507 4151,401 4187,530 4224,713 4260,804 4296,555 4333,539 4369,601 4406,503 4442,471 4478,802 4515,422 4551,669 4588,995 4624,628 4660,693 4697,325 4733,611 4770,679 4806,287 4842,0 4879,467 4915,241 4952,873 4988,890 5024,1120 5061,1244 5097,1120 5134,598 5170,728 5206,787 5243,651 5279,306 5316,445 5352,695 5388,1115 5425,1038 5461,546 5498,651 5534,860 5570,525 5607,502 5643,791 5680,479 5716,557 5752,820 5789,427 5825,690 5862,726 5898,440 5934,668 5971,784 6007,783 6044,432 6080,687 6116,778 6153,429 6189,411 6226,578 6262,544 6298,499 6335,745 6371,599 6408,826 6444,758 6480,704 6517,804 6589,604 6626,844 6662,553 6699,632 6735,697 6771,918 6808,921 6844,437 6881,595 6917,571 6953,493 6990,469 7026,379 7063,669 7099,690 7135,597 7172,622 7208,943 7245,637 7281,585 7317,805 7354,822 7390,927 7427,782 7463,554 7499,659 7536,948 7572,1077 7609,806 7645,611 7681,716 7718,464 7754,461 7791,452 7827,673 7863,785 7900,739 7936,591 7973,396 8009,553 8045,557 8082,699 8118,604 8155,580 8191,568 8227,1049 8264,588 8300,970 8337,836 8373,637 8409,557 8446,711 8482,543 8519,724 8555,456 8628,626 8664,505 8701,718 8737,468 8773,1076 8810,1129 8846,745 8883,560 8919,798 8955,706 8992,857 9028,1063 9065,539 9101,649 9137,300 9174,332 9210,728 9247,265 9283,734 9319,589 9356,386 9392,810 9429,628 9465,840 9501,324 9538,524 9574,612 9611,345 9647,737 9683,723 9720,752 9756,694 9793,770 9829,587 9865,849 9902,651 9938,732 9974,746 10011,498 10047,536 10084,780 10120,473 10156,658 10193,702 10229,637 10266,559 10302,678 10338,469 10375,433 10411,608 10448,578 10484,533 10520,506 10557,543 10593,693 10630,555 10702,805 10739,769 10775,746 10812,641 10848,367 10884,734 10921,687 10957,577 10994,553 11030,473 11066,695 11103,810 11139,854 11176,722 11212,758 11248,623 11285,464 11321,637 11358,617 11394,640 11430,615 11467,522 11503,675 11540,599 11576,789 11612,755 11649,659 11685,854 11722,680 11758,654 11794,705 11831,920 11867,1061 11904,652 11940,688 11976,891 12013,631 12049,547 12086,752 12122,705 12158,604 12195,651 12231,793 12268,706 12304,598 12340,706 12377,634 12413,751 12450,690 12486,488 12522,694 12559,798 12595,658 12632,466 12668,615 12704,659 12741,904 12777,908 12814,710 12850,721 12886,707 12923,791 12959,702 12996,575 13032,556 13068,570 13105,761 13141,551 13178,662 13214,719 13250,949 13287,685 13323,782 13360,729 13396,757 13432,780 13469,794 13505,661 13541,960 13578,747 13614,886 13651,619 13687,849 13723,915 13760,622 13796,975 13833,859 13869,722 13905,772 13942,580 13978,859 14015,1086 14051,708 14087,741 14124,572 14160,448 14197,511 14233,592 14269,860 14306,775 14342,555 14379,745 14415,675 14451,644 14488,694 14524,703 14561,771 14597,952 14633,660 14670,685 14706,895 14743,626 14779,755 14815,698 14852,526 14888,513 14925,635 14961,698 14997,666 15034,614 15070,581 15107,742 15143,550 15179,510 15216,603 15252,457 15289,653 15325,512 15361,626 15398,548 15434,591 15471,642 15507,795 15543,483 15580,594 15616,606 15653,599 15689,574 15725,598 15762,594 15798,440 15835,406 15871,625 15907,519 15944,616 15980,446 16017,933 16053,648 16089,809 16126,921 16162,868 16199,912 16235,664 16271,730 16308,606 16344,933 16381,625 16417,835 16453,614 16490,648 16526,701 16563,777 16599,796 16635,652 16672,616 16708,605 16745,808 16781,657 16817,645 16854,618 16890,601 16927,836 16963,817 16999,973 17036,749 17072,866 17108,813 17145,851 17181,320 17218,858 17254,758 17327,529 17363,588 17400,922 17436,685 17472,884 17509,761 17545,499 17582,749 17618,692 17654,850 17691,712 17727,669 17764,740 17800,593 17836,800 17873,496 17909,560 17946,417 17982,354 18018,344 18055,374 18091,393 18128,369 18164,380 18200,370">
          <text:p/>
        </draw:polyline>
        <draw:polyline draw:style-name="gr7" draw:text-style-name="P6" draw:layer="layout" svg:width="18.199cm" svg:height="1.026cm" svg:x="5.451cm" svg:y="12.992cm" svg:viewBox="0 0 18200 1027" draw:points="0,337 37,406 73,380 110,414 146,337 182,464 219,359 255,344 292,404 328,489 364,473 401,412 437,532 474,459 510,328 546,487 583,599 619,424 656,572 692,423 728,331 765,504 801,397 874,514 910,398 947,393 983,545 1020,410 1056,589 1092,256 1129,539 1165,390 1202,412 1238,473 1274,602 1311,401 1347,426 1384,686 1420,375 1456,274 1493,365 1529,489 1566,513 1602,448 1638,630 1675,441 1711,542 1748,441 1784,580 1820,508 1857,367 1893,355 1930,384 1966,289 2002,401 2039,681 2075,391 2112,618 2148,334 2184,517 2221,587 2257,533 2294,517 2330,496 2366,677 2403,573 2439,385 2512,716 2548,473 2585,412 2621,533 2694,505 2730,511 2767,484 2803,525 2840,555 2876,514 2912,531 2949,476 2985,524 3021,682 3058,547 3094,744 3131,576 3167,700 3203,539 3240,600 3276,670 3313,694 3349,647 3385,655 3422,415 3458,543 3495,485 3531,500 3567,441 3604,595 3640,587 3678,365 3714,420 3750,561 3787,494 3823,504 3860,421 3896,311 3932,396 3969,298 4005,422 4042,699 4078,409 4114,388 4151,473 4187,599 4224,640 4260,595 4296,417 4333,591 4369,453 4406,348 4442,496 4478,534 4515,106 4551,210 4588,431 4624,353 4660,307 4697,84 4733,201 4770,213 4806,442 4842,309 4879,213 4915,222 4952,513 4988,524 5024,842 5061,512 5097,769 5134,398 5170,511 5206,61 5243,216 5279,302 5316,0 5352,313 5388,661 5425,622 5461,158 5498,306 5534,620 5570,88 5607,220 5643,319 5680,334 5716,245 5752,324 5789,226 5825,237 5862,214 5934,321 6007,512 6044,70 6080,346 6116,521 6153,91 6189,258 6226,298 6262,150 6298,231 6335,374 6371,553 6408,433 6444,473 6480,571 6517,488 6553,267 6626,510 6662,394 6699,560 6735,301 6771,591 6808,326 6844,263 6881,418 6917,267 6953,330 6990,219 7026,546 7063,622 7135,165 7172,337 7208,876 7245,495 7281,494 7317,652 7354,425 7390,663 7427,595 7463,511 7499,291 7536,1027 7572,558 7609,536 7645,420 7681,532 7718,229 7754,105 7791,80 7827,498 7863,554 7900,592 7936,256 7973,191 8009,322 8045,360 8082,453 8118,894 8155,580 8191,637 8227,742 8264,551 8300,711 8337,356 8373,684 8409,713 8446,493 8482,321 8519,690 8555,286 8591,634 8628,467 8664,554 8701,732 8737,551 8773,809 8810,774 8846,563 8883,449 8919,653 8955,410 8992,641 9028,791 9065,371 9101,149 9137,287 9210,516 9247,351 9283,563 9319,285 9356,297 9392,468 9429,416 9465,629 9501,332 9538,318 9574,397 9611,391 9647,624 9683,375 9720,456 9756,588 9793,615 9829,216 9865,715 9902,448 9938,486 9974,646 10011,405 10047,570 10084,637 10120,503 10156,618 10193,569 10229,399 10266,425 10302,498 10338,471 10375,434 10411,380 10448,456 10484,412 10520,293 10557,318 10593,592 10630,236 10666,771 10702,609 10739,485 10775,524 10812,522 10848,242 10884,660 10957,363 10994,475 11030,396 11066,463 11103,742 11139,630 11176,475 11212,516 11248,489 11285,541 11321,510 11358,536 11394,358 11430,443 11467,430 11503,593 11540,343 11576,545 11612,581 11649,450 11685,441 11722,650 11758,674 11794,570 11831,515 11867,677 11904,313 11976,667 12013,429 12049,441 12086,344 12122,706 12158,524 12195,485 12231,628 12268,428 12304,347 12340,341 12377,524 12413,421 12450,587 12486,631 12522,660 12559,985 12595,717 12632,560 12668,641 12704,460 12741,363 12777,545 12814,389 12850,399 12886,537 12923,695 12959,602 13032,356 13068,505 13105,368 13141,493 13178,435 13214,278 13250,643 13287,452 13323,484 13360,372 13396,773 13432,816 13469,601 13505,579 13541,926 13578,542 13614,456 13651,586 13687,685 13723,657 13760,433 13796,774 13833,560 13905,673 13942,527 13978,731 14015,824 14051,510 14087,705 14124,441 14160,355 14197,462 14233,416 14269,673 14306,623 14342,778 14415,629 14451,615 14488,717 14524,563 14561,451 14597,500 14633,416 14670,502 14706,742 14743,768 14779,622 14815,514 14852,320 14888,477 14925,439 14961,453 14997,570 15070,563 15107,468 15143,354 15179,347 15216,484 15252,285 15289,382 15325,568 15361,509 15398,529 15434,459 15471,538 15507,472 15543,304 15616,635 15653,359 15689,418 15725,507 15762,510 15798,562 15835,474 15871,278 15907,384 15944,391 15980,434 16017,507 16053,406 16089,598 16126,745 16162,657 16199,492 16235,744 16271,584 16308,317 16344,857 16381,567 16417,625 16453,543 16490,637 16526,422 16563,481 16599,471 16635,268 16672,437 16708,700 16745,456 16781,462 16817,518 16854,445 16890,476 16927,532 16963,546 16999,370 17036,463 17072,714 17145,526 17181,298 17218,733 17254,687 17290,585 17327,396 17363,486 17400,788 17436,553 17472,708 17509,664 17545,519 17582,658 17618,716 17654,490 17691,594 17727,521 17764,230 17800,407 17836,455 17873,324 17909,358 17946,212 17982,115 18018,85 18055,89 18091,115 18128,96 18164,96 18200,76">
          <text:p/>
        </draw:polyline>
        <draw:polyline draw:style-name="gr7" draw:text-style-name="P6" draw:layer="layout" svg:width="18.199cm" svg:height="0.894cm" svg:x="5.451cm" svg:y="14.104cm" svg:viewBox="0 0 18200 895" draw:points="0,460 37,273 73,611 110,347 146,427 182,527 219,500 255,276 292,488 328,315 364,451 401,328 437,493 474,299 510,281 546,419 583,469 619,340 656,474 692,278 728,229 765,392 801,323 838,564 874,504 910,309 947,507 983,517 1020,438 1056,494 1092,258 1129,542 1165,494 1202,617 1238,408 1311,623 1347,509 1384,609 1420,456 1456,170 1493,243 1529,495 1566,334 1602,486 1638,355 1675,536 1711,508 1748,349 1784,507 1820,310 1857,231 1893,49 1930,484 1966,243 2002,477 2039,448 2075,308 2112,418 2148,354 2184,437 2221,686 2257,451 2294,638 2330,337 2366,536 2403,451 2439,386 2476,516 2512,584 2548,622 2585,494 2621,460 2658,344 2694,352 2730,388 2767,131 2803,415 2840,560 2876,492 2912,396 2949,386 2985,369 3021,588 3058,292 3094,794 3131,495 3167,535 3203,365 3240,559 3276,556 3313,596 3349,444 3385,394 3422,363 3458,374 3495,218 3531,404 3567,367 3604,678 3640,403 3678,457 3714,374 3750,479 3787,403 3823,441 3860,345 3896,340 3932,351 3969,306 4042,611 4078,215 4114,317 4151,484 4187,522 4224,363 4260,460 4296,179 4333,532 4369,385 4406,409 4442,265 4478,508 4515,26 4551,0 4588,225 4624,322 4660,578 4697,482 4733,518 4770,410 4806,673 4842,731 4879,826 4915,805 4952,700 4988,636 5024,883 5061,449 5097,855 5134,541 5170,750 5206,55 5243,340 5279,840 5316,281 5352,521 5388,566 5425,711 5461,323 5498,328 5534,479 5607,320 5643,315 5680,503 5716,497 5752,464 5789,681 5825,357 5862,178 5898,430 5934,345 5971,557 6007,423 6044,354 6080,582 6116,574 6153,332 6189,544 6226,712 6262,86 6298,356 6335,238 6371,470 6408,587 6444,485 6517,721 6553,528 6589,468 6626,472 6662,664 6699,499 6735,410 6771,638 6808,406 6844,573 6881,822 6917,372 6953,355 6990,50 7026,593 7063,776 7099,236 7135,315 7172,380 7208,895 7245,601 7281,822 7317,683 7354,388 7390,596 7427,515 7463,569 7499,365 7536,727 7572,385 7609,537 7645,713 7681,586 7718,476 7754,203 7791,295 7827,539 7863,319 7900,415 7936,619 7973,478 8009,490 8045,599 8082,510 8118,755 8155,775 8191,618 8227,642 8264,448 8300,408 8337,270 8409,715 8482,230 8519,410 8555,230 8591,558 8628,135 8664,409 8701,257 8737,739 8773,542 8810,445 8846,468 8883,593 8919,529 8955,78 8992,392 9028,535 9065,145 9101,98 9137,559 9174,389 9210,464 9247,712 9283,621 9319,366 9356,602 9392,347 9429,225 9465,630 9501,721 9538,598 9611,254 9647,583 9683,410 9720,629 9756,645 9793,262 9829,226 9865,529 9902,412 9938,525 9974,547 10011,389 10047,451 10084,540 10120,503 10156,549 10193,543 10229,190 10302,554 10338,529 10375,262 10411,410 10448,266 10484,273 10520,204 10557,435 10593,479 10630,302 10666,786 10739,192 10775,514 10812,589 10848,302 10884,505 10921,337 10957,465 10994,471 11030,605 11066,608 11103,528 11139,465 11176,392 11212,442 11248,310 11285,330 11321,493 11358,572 11394,248 11430,301 11467,178 11503,521 11540,115 11576,399 11612,387 11649,453 11685,215 11722,126 11758,633 11794,558 11831,353 11867,366 11904,390 11940,387 11976,459 12013,394 12049,532 12086,83 12122,471 12158,234 12195,252 12231,480 12268,504 12304,82 12340,45 12377,393 12413,335 12450,185 12486,410 12522,456 12559,677 12595,383 12632,291 12668,644 12704,425 12741,363 12777,633 12814,205 12850,368 12886,360 12923,652 12959,553 12996,602 13032,345 13068,623 13105,303 13141,321 13178,280 13214,480 13250,446 13287,586 13323,526 13360,199 13396,582 13432,524 13469,436 13505,556 13541,723 13578,551 13614,341 13651,412 13687,542 13723,500 13760,510 13796,587 13833,473 13869,544 13905,540 13942,634 13978,580 14015,563 14051,520 14087,671 14124,316 14160,83 14197,305 14233,298 14269,387 14306,509 14379,401 14415,236 14451,367 14488,523 14524,542 14561,658 14597,575 14633,350 14670,279 14706,524 14743,601 14779,713 14852,260 14888,340 14925,236 14961,387 14997,341 15034,393 15070,598 15107,525 15143,228 15179,342 15216,487 15252,249 15289,555 15325,672 15361,368 15398,525 15434,287 15471,112 15507,123 15543,181 15580,532 15616,582 15653,506 15689,157 15725,246 15762,316 15798,465 15835,449 15871,221 15907,177 15944,295 15980,493 16017,422 16053,389 16089,545 16126,614 16162,525 16199,459 16235,630 16271,314 16308,400 16344,640 16381,412 16417,552 16453,162 16490,544 16526,227 16563,286 16599,179 16635,198 16672,223 16708,515 16745,373 16781,440 16817,468 16854,379 16890,343 16927,664 16963,585 16999,655 17036,551 17072,620 17108,562 17145,356 17181,711 17218,704 17254,673 17290,535 17327,310 17363,323 17400,454 17436,121 17472,542 17509,523 17545,357 17582,407 17618,572 17654,301 17691,596 17727,395 17764,280 17800,368 17836,504 17909,542 17982,254 18018,203 18055,199 18091,248 18128,220 18200,186">
          <text:p/>
        </draw:polyline>
        <draw:polyline draw:style-name="gr7" draw:text-style-name="P6" draw:layer="layout" svg:width="18.199cm" svg:height="0.998cm" svg:x="5.451cm" svg:y="15.259cm" svg:viewBox="0 0 18200 999" draw:points="0,329 37,558 73,373 110,343 146,560 182,505 219,496 255,290 292,492 328,566 364,518 401,431 437,411 510,482 546,370 583,679 619,411 656,470 692,480 728,267 765,490 801,483 838,561 874,571 910,401 947,377 983,232 1020,514 1056,507 1092,284 1129,502 1165,548 1202,540 1238,323 1274,608 1311,351 1347,574 1384,482 1420,311 1456,443 1493,422 1529,331 1566,507 1602,434 1638,349 1675,669 1711,465 1748,693 1784,419 1820,430 1857,323 1893,317 1930,355 1966,408 2002,446 2039,427 2075,293 2112,119 2148,358 2184,398 2221,638 2257,677 2294,563 2330,343 2403,593 2439,701 2476,506 2512,546 2548,303 2585,651 2621,613 2658,246 2694,441 2730,548 2767,297 2803,441 2840,461 2876,378 2912,570 2949,367 2985,385 3021,452 3058,371 3094,692 3131,586 3167,433 3203,533 3240,427 3276,537 3313,360 3349,430 3385,352 3422,365 3458,323 3495,232 3531,585 3604,617 3640,374 3678,531 3714,327 3750,522 3787,567 3823,554 3860,370 3896,436 3932,534 3969,499 4042,577 4078,406 4114,451 4151,686 4187,586 4224,431 4260,432 4296,100 4333,374 4369,409 4406,384 4442,130 4478,445 4515,476 4551,146 4588,321 4624,363 4660,523 4697,664 4733,414 4770,359 4806,0 4879,818 4915,925 4952,477 4988,424 5024,766 5061,498 5097,663 5134,434 5170,531 5206,172 5243,299 5279,544 5316,508 5352,477 5388,390 5425,610 5461,283 5498,280 5534,331 5570,500 5607,337 5643,573 5680,316 5716,543 5752,474 5789,621 5825,293 5862,439 5898,303 5934,594 5971,619 6007,386 6044,345 6080,383 6116,596 6153,489 6189,776 6226,773 6262,215 6298,412 6335,240 6371,172 6408,474 6444,442 6480,494 6517,741 6553,521 6589,369 6626,314 6662,435 6699,376 6735,532 6771,497 6808,378 6881,765 6917,316 6953,705 6990,598 7026,335 7063,677 7099,334 7135,447 7172,589 7208,416 7245,467 7281,445 7317,683 7354,232 7390,299 7427,352 7463,442 7499,248 7536,317 7572,308 7609,444 7645,838 7681,999 7718,473 7754,761 7791,733 7827,378 7863,330 7900,427 7936,474 7973,724 8009,569 8045,641 8082,638 8118,888 8155,799 8191,622 8227,571 8264,611 8300,383 8337,402 8373,453 8409,653 8446,745 8482,671 8519,670 8555,314 8591,857 8628,773 8664,576 8701,224 8737,676 8773,584 8810,818 8846,743 8883,527 8919,647 8955,143 8992,496 9028,670 9065,516 9101,478 9137,579 9174,426 9210,767 9247,684 9283,755 9319,620 9356,733 9392,621 9429,448 9465,826 9501,824 9538,648 9574,502 9611,502 9647,620 9683,517 9720,647 9756,490 9793,438 9829,344 9865,481 9902,507 9938,452 9974,428 10011,457 10047,701 10084,732 10120,650 10156,452 10193,543 10229,374 10266,659 10302,500 10338,515 10375,421 10411,495 10448,472 10484,431 10520,416 10557,368 10630,625 10666,586 10702,449 10739,329 10775,613 10848,425 10884,656 10921,298 10957,378 10994,729 11030,673 11066,493 11103,547 11139,380 11176,442 11212,531 11248,254 11285,427 11321,695 11358,641 11394,428 11430,273 11467,477 11503,374 11540,355 11576,294 11612,418 11649,432 11685,308 11722,328 11758,544 11794,512 11831,266 11867,305 11904,717 11940,267 11976,420 12013,433 12049,712 12086,288 12122,421 12158,580 12195,577 12231,530 12268,509 12304,297 12340,184 12377,433 12413,750 12450,657 12486,367 12522,436 12559,328 12595,347 12632,235 12668,483 12704,433 12741,629 12777,359 12814,537 12850,554 12886,331 12923,795 12959,520 12996,785 13032,263 13068,182 13141,586 13178,415 13214,683 13250,518 13287,878 13323,788 13360,423 13396,544 13432,645 13469,714 13505,713 13541,656 13578,653 13614,529 13651,669 13687,637 13723,403 13760,765 13796,129 13833,238 13869,334 13905,464 13942,654 13978,485 14015,640 14051,701 14087,668 14124,382 14160,196 14233,598 14269,600 14306,584 14342,542 14379,507 14415,362 14451,359 14488,517 14524,470 14561,504 14597,367 14633,612 14670,590 14706,439 14743,443 14779,452 14815,596 14852,340 14888,292 14961,459 14997,639 15034,400 15070,612 15107,553 15179,475 15216,557 15252,488 15289,456 15325,550 15361,462 15398,617 15434,460 15471,337 15507,397 15580,604 15616,516 15653,563 15689,385 15725,434 15762,463 15798,688 15871,272 15907,422 15944,412 16017,688 16053,409 16089,680 16126,695 16162,702 16199,604 16235,539 16271,362 16344,551 16381,637 16417,489 16453,502 16490,471 16526,379 16563,247 16599,364 16635,227 16672,314 16708,303 16745,464 16781,483 16817,311 16854,245 16890,645 16927,663 16963,670 16999,699 17036,768 17072,686 17108,844 17145,512 17181,991 17218,947 17254,871 17290,507 17327,421 17363,279 17400,438 17436,390 17472,510 17509,516 17545,495 17582,435 17618,441 17654,361 17691,571 17727,456 17764,297 17800,271 17836,376 17873,430 17909,431 17946,317 17982,156 18018,96 18055,84 18091,158 18128,116 18164,81 18200,91">
          <text:p/>
        </draw:polyline>
        <draw:polyline draw:style-name="gr7" draw:text-style-name="P6" draw:layer="layout" svg:width="18.199cm" svg:height="1.122cm" svg:x="5.451cm" svg:y="16.585cm" svg:viewBox="0 0 18200 1123" draw:points="0,460 37,540 73,535 110,363 146,334 182,418 219,546 255,343 292,281 328,351 364,437 401,572 437,550 510,236 546,282 583,517 619,377 656,343 692,523 728,290 765,419 801,337 838,444 874,376 910,367 947,442 983,379 1020,430 1056,461 1092,467 1129,397 1165,523 1202,487 1238,242 1274,387 1311,299 1347,510 1384,465 1420,575 1456,451 1493,298 1529,500 1566,614 1602,367 1638,374 1675,443 1711,458 1748,289 1784,314 1820,553 1857,744 1893,596 1930,269 1966,469 2002,600 2039,310 2075,289 2112,210 2148,410 2184,577 2221,343 2257,602 2294,492 2330,463 2366,511 2403,627 2439,939 2476,436 2512,675 2548,673 2585,470 2621,658 2658,488 2694,487 2730,668 2767,601 2803,430 2840,439 2876,371 2912,472 2949,375 2985,546 3021,516 3058,566 3094,255 3131,516 3167,549 3203,414 3240,362 3276,563 3313,267 3349,545 3385,435 3422,423 3458,666 3495,386 3531,424 3567,537 3604,588 3640,405 3678,640 3714,357 3787,656 3823,609 3860,220 3896,144 3932,574 3969,335 4005,561 4042,543 4078,323 4114,484 4151,536 4187,437 4224,547 4260,628 4296,57 4333,406 4369,327 4442,237 4478,543 4551,246 4588,325 4624,627 4660,394 4697,872 4733,547 4770,313 4806,9 4842,318 4879,447 4915,1023 4952,480 4988,443 5024,563 5061,466 5097,565 5134,718 5170,853 5206,582 5243,418 5279,707 5316,781 5352,662 5388,605 5425,724 5461,443 5498,447 5570,580 5607,299 5643,627 5680,519 5716,302 5752,712 5789,665 5825,279 5862,599 5898,414 5934,623 5971,765 6007,648 6044,313 6080,364 6116,607 6153,578 6189,764 6226,609 6262,362 6298,423 6335,404 6371,321 6408,531 6444,566 6480,478 6517,499 6553,623 6589,413 6626,505 6662,311 6699,449 6735,525 6771,630 6808,451 6844,335 6881,563 6917,383 6953,1123 6990,696 7026,405 7063,425 7099,274 7135,529 7172,447 7208,440 7245,368 7281,406 7317,634 7354,302 7390,522 7427,369 7463,339 7499,584 7536,115 7572,317 7609,148 7645,658 7681,785 7718,248 7754,972 7791,829 7827,459 7863,483 7900,467 7936,525 7973,562 8009,434 8045,493 8082,255 8118,214 8155,462 8191,512 8227,468 8264,636 8300,513 8337,460 8373,615 8409,494 8446,724 8482,576 8519,822 8555,416 8591,607 8628,569 8664,322 8701,567 8737,437 8773,540 8810,906 8846,644 8883,477 8919,591 8955,452 8992,364 9028,554 9065,797 9101,463 9137,544 9174,271 9210,552 9247,612 9283,527 9319,245 9356,517 9392,456 9429,375 9465,619 9501,636 9538,313 9574,420 9611,272 9647,457 9683,620 9720,474 9756,488 9793,512 9829,368 9865,503 9902,674 9938,419 9974,697 10011,409 10047,404 10084,489 10120,482 10156,542 10193,494 10229,318 10266,105 10302,156 10338,594 10375,301 10411,487 10448,414 10484,481 10520,578 10557,545 10593,428 10630,589 10666,473 10702,571 10739,532 10775,422 10812,438 10848,515 10884,574 10921,666 10957,439 10994,648 11030,703 11066,395 11103,446 11139,305 11176,490 11212,504 11248,397 11285,376 11321,640 11358,540 11394,649 11430,637 11467,710 11503,553 11540,807 11576,434 11612,384 11649,431 11685,403 11722,591 11758,354 11794,432 11831,618 11867,467 11904,685 11940,454 11976,549 12013,525 12049,702 12086,607 12122,482 12158,678 12195,810 12231,529 12268,761 12304,618 12340,414 12377,300 12413,936 12450,864 12486,632 12559,288 12595,704 12668,272 12704,524 12741,401 12777,385 12814,595 12850,834 12886,516 12923,585 12959,552 12996,480 13032,321 13068,377 13105,484 13141,522 13178,447 13214,593 13250,755 13287,759 13323,530 13360,820 13396,502 13432,583 13469,676 13505,473 13541,702 13578,755 13614,640 13651,777 13687,679 13723,155 13760,457 13796,93 13833,0 13869,86 13905,540 13942,486 13978,538 14015,613 14051,751 14087,624 14124,468 14160,279 14197,423 14233,670 14269,688 14306,848 14342,636 14379,510 14415,543 14451,416 14488,500 14524,644 14561,770 14597,582 14633,654 14670,810 14706,196 14743,761 14779,334 14815,560 14852,584 14888,394 14925,538 14961,306 14997,554 15034,605 15070,582 15107,412 15143,404 15179,485 15216,490 15252,198 15289,362 15325,422 15361,505 15398,435 15434,542 15471,673 15507,538 15543,239 15580,709 15616,438 15653,462 15689,384 15725,488 15762,283 15798,641 15835,410 15871,546 15907,507 15944,535 15980,496 16017,766 16053,492 16089,601 16126,684 16162,785 16199,811 16235,380 16271,664 16308,450 16344,533 16381,629 16417,608 16453,736 16526,561 16563,593 16599,476 16635,590 16672,651 16708,668 16745,701 16781,691 16817,466 16854,400 16890,715 16927,623 16963,745 16999,542 17036,690 17072,635 17108,876 17145,728 17181,732 17218,718 17254,537 17290,644 17327,544 17363,470 17400,422 17436,553 17472,727 17509,577 17545,321 17582,496 17618,265 17654,446 17691,602 17727,582 17764,423 17800,455 17836,553 17873,580 17909,561 17946,475 17982,316 18018,256 18055,213 18091,311 18164,211 18200,258">
          <text:p/>
        </draw:polyline>
        <draw:polyline draw:style-name="gr7" draw:text-style-name="P6" draw:layer="layout" svg:width="18.199cm" svg:height="1.065cm" svg:x="5.451cm" svg:y="17.767cm" svg:viewBox="0 0 18200 1066" draw:points="0,463 37,543 73,565 146,567 182,592 219,639 255,587 292,422 328,542 364,754 401,585 437,614 474,545 510,575 546,746 583,587 619,668 656,492 692,519 728,453 765,491 801,562 838,519 874,526 910,564 947,589 983,371 1020,599 1056,605 1092,662 1129,752 1165,548 1202,245 1238,525 1274,628 1311,626 1347,654 1384,549 1420,584 1456,567 1493,445 1529,531 1566,671 1602,501 1638,500 1675,657 1711,678 1748,487 1784,541 1820,618 1857,1007 1893,1023 1930,537 1966,897 2002,810 2039,741 2075,653 2112,665 2148,572 2184,605 2221,544 2257,541 2294,626 2330,584 2366,758 2439,720 2476,541 2512,795 2548,626 2585,517 2621,612 2658,651 2694,537 2730,630 2767,943 2803,671 2840,503 2876,851 2912,915 2949,648 2985,569 3021,622 3058,606 3094,272 3131,703 3167,655 3203,544 3240,673 3276,689 3313,731 3349,757 3422,526 3458,802 3495,645 3531,701 3567,446 3604,659 3640,574 3678,584 3714,540 3750,675 3787,724 3823,811 3860,561 3896,340 3932,519 3969,436 4005,639 4042,642 4078,541 4114,517 4151,519 4187,514 4224,587 4260,642 4296,470 4333,564 4369,504 4406,579 4442,389 4478,633 4515,486 4551,372 4588,458 4624,475 4697,478 4733,659 4770,295 4806,673 4842,485 4879,0 4915,445 4952,615 4988,473 5024,487 5061,334 5097,380 5134,730 5170,798 5206,711 5243,556 5279,746 5316,460 5352,756 5388,502 5461,500 5498,392 5534,524 5570,439 5607,367 5643,512 5680,540 5716,212 5752,582 5789,382 5825,351 5862,490 5898,388 5934,486 5971,634 6007,653 6044,321 6080,309 6116,439 6153,439 6189,427 6226,419 6262,494 6298,400 6371,608 6408,567 6444,583 6480,654 6517,183 6553,570 6589,560 6626,576 6662,320 6699,927 6735,476 6771,779 6808,633 6844,635 6881,410 6917,515 6953,413 6990,491 7026,245 7063,541 7099,413 7135,582 7172,249 7208,673 7245,466 7281,656 7317,744 7354,567 7390,750 7427,301 7463,483 7499,826 7536,326 7572,659 7609,448 7645,367 7681,517 7718,406 7754,241 7827,646 7863,708 7900,233 7936,726 7973,377 8009,430 8045,411 8082,385 8118,305 8155,368 8191,745 8227,645 8264,702 8300,818 8337,678 8373,612 8409,780 8446,664 8482,295 8519,970 8591,420 8628,319 8701,557 8737,699 8773,785 8810,975 8846,829 8883,767 8919,818 8955,695 8992,747 9028,605 9065,872 9101,766 9137,469 9174,498 9210,471 9247,570 9283,290 9319,258 9356,503 9392,243 9429,465 9465,374 9501,184 9538,198 9574,699 9611,444 9683,614 9720,504 9756,471 9793,486 9829,607 9865,663 9902,629 9938,521 9974,808 10011,493 10047,403 10084,618 10120,687 10156,670 10193,602 10266,316 10302,466 10338,719 10375,558 10411,598 10448,486 10484,606 10520,630 10593,665 10630,533 10666,601 10702,731 10739,625 10775,466 10812,498 10848,723 10884,839 10921,819 10957,445 10994,795 11030,421 11066,516 11103,644 11139,611 11176,1007 11212,708 11248,696 11285,484 11321,577 11358,612 11394,757 11430,1066 11467,587 11503,873 11540,721 11576,610 11612,557 11649,542 11685,700 11722,583 11758,632 11794,782 11831,756 11867,809 11904,695 11940,663 11976,680 12013,866 12049,728 12086,790 12122,824 12158,599 12195,630 12231,681 12268,587 12304,656 12340,569 12377,558 12413,811 12486,969 12522,821 12559,490 12595,762 12668,326 12704,561 12741,567 12777,663 12814,672 12850,721 12886,553 12923,740 12959,711 12996,518 13032,484 13068,509 13105,564 13141,549 13178,561 13214,408 13250,869 13287,631 13323,823 13360,834 13396,756 13432,605 13469,767 13505,811 13541,738 13578,730 13614,658 13651,699 13687,679 13723,276 13760,574 13796,329 13833,226 13869,554 13905,771 13942,588 13978,744 14015,782 14051,752 14087,627 14124,544 14160,655 14197,740 14233,861 14269,765 14306,851 14342,785 14415,588 14451,649 14488,573 14524,646 14561,477 14597,747 14633,535 14670,577 14706,485 14743,686 14779,420 14815,660 14852,475 14888,386 14925,644 14961,481 14997,474 15034,807 15070,533 15107,483 15143,577 15179,597 15216,466 15252,463 15289,550 15325,498 15361,594 15398,484 15434,666 15471,634 15507,628 15543,540 15580,618 15616,683 15653,491 15689,564 15725,629 15762,470 15798,659 15835,517 15871,600 15907,628 15944,783 15980,734 16017,1045 16053,859 16089,715 16126,880 16162,855 16199,979 16235,682 16271,706 16308,783 16381,594 16417,847 16453,809 16490,826 16526,726 16563,797 16599,652 16635,791 16672,684 16708,732 16745,817 16781,831 16817,655 16854,707 16890,717 16927,628 16963,735 16999,720 17036,697 17072,487 17108,583 17145,864 17181,605 17218,916 17254,746 17290,938 17327,532 17363,796 17400,745 17436,816 17472,832 17509,650 17545,580 17582,810 17618,733 17654,702 17691,616 17727,648 17764,575 17800,561 17836,530 17873,569 17909,536 17946,484 17982,357 18018,311 18055,232 18091,329 18128,290 18164,232 18200,302">
          <text:p/>
        </draw:polyline>
        <draw:polyline draw:style-name="gr7" draw:text-style-name="P6" draw:layer="layout" svg:width="18.199cm" svg:height="1.42cm" svg:x="5.451cm" svg:y="19.311cm" svg:viewBox="0 0 18200 1421" draw:points="0,728 37,914 73,809 110,738 146,858 182,850 219,739 255,747 292,699 328,700 364,799 401,693 437,753 474,687 510,686 546,755 583,781 619,758 656,840 692,714 728,561 765,852 801,738 838,688 874,855 910,724 947,618 983,678 1020,862 1056,706 1092,971 1129,997 1165,830 1202,738 1238,717 1274,917 1311,723 1347,935 1384,698 1420,791 1456,768 1493,837 1529,712 1566,730 1602,703 1638,823 1675,759 1711,716 1748,706 1784,850 1820,660 1857,929 1930,664 1966,991 2002,944 2039,906 2075,945 2112,923 2148,853 2184,676 2221,579 2257,671 2330,789 2366,826 2403,914 2476,845 2512,952 2548,690 2585,709 2621,667 2658,885 2694,880 2730,649 2767,1041 2803,923 2840,789 2876,697 2912,1034 2949,941 2985,816 3021,944 3058,772 3094,535 3131,709 3203,824 3240,765 3276,724 3313,883 3349,765 3385,876 3422,585 3458,734 3495,1017 3531,778 3567,570 3604,708 3640,723 3678,753 3714,757 3750,847 3787,728 3823,748 3860,666 3896,608 3932,787 3969,718 4005,661 4042,762 4078,705 4114,803 4151,619 4187,782 4224,871 4260,828 4296,659 4333,769 4369,892 4406,746 4442,624 4478,918 4515,811 4551,779 4588,789 4624,468 4660,980 4697,294 4733,713 4770,897 4806,1421 4842,1081 4879,304 4915,158 4952,1061 4988,932 5024,944 5061,836 5097,534 5134,712 5170,470 5206,932 5243,1007 5279,810 5316,115 5352,754 5388,441 5425,470 5461,781 5498,672 5534,810 5570,660 5607,813 5643,878 5680,692 5716,614 5752,673 5789,785 5825,842 5862,731 5898,724 5934,675 5971,698 6007,806 6044,596 6080,710 6116,704 6153,932 6189,479 6226,573 6262,801 6298,749 6335,689 6371,708 6408,702 6444,661 6480,662 6517,440 6589,652 6626,897 6662,634 6699,806 6735,479 6771,827 6808,631 6844,787 6881,555 6917,725 6953,29 6990,272 7026,766 7063,550 7099,869 7135,912 7172,421 7208,930 7245,876 7281,746 7317,997 7354,813 7390,830 7427,783 7463,857 7499,704 7536,467 7572,965 7609,712 7645,375 7681,381 7718,734 7754,0 7791,432 7827,916 7863,964 7900,439 7936,722 7973,506 8009,831 8045,709 8082,374 8118,423 8155,641 8191,968 8227,882 8264,922 8300,918 8337,1015 8373,864 8409,934 8446,719 8482,752 8519,900 8555,926 8591,708 8628,723 8701,633 8737,631 8773,914 8810,871 8846,909 8883,1191 8955,671 8992,1085 9028,889 9065,862 9101,876 9137,566 9174,863 9210,888 9247,580 9283,545 9319,380 9356,633 9392,456 9429,738 9465,652 9501,507 9538,608 9574,960 9611,899 9647,703 9683,738 9720,668 9756,916 9793,608 9829,681 9865,708 9902,793 9938,632 9974,920 10011,767 10047,696 10084,736 10120,766 10156,707 10193,866 10229,510 10266,568 10302,475 10338,760 10375,634 10411,787 10448,559 10520,861 10557,784 10593,929 10630,784 10666,805 10702,767 10739,908 10775,828 10812,843 10848,890 10884,829 10921,930 10957,433 10994,855 11030,624 11066,609 11103,772 11139,659 11176,941 11212,809 11248,854 11285,805 11321,592 11358,733 11394,696 11430,1137 11467,693 11503,931 11540,954 11576,823 11649,630 11685,876 11722,787 11758,842 11794,850 11831,947 11867,1020 11904,707 11940,813 11976,880 12013,856 12049,899 12086,853 12122,746 12158,459 12195,579 12231,554 12268,521 12304,683 12340,676 12377,598 12413,796 12450,822 12486,976 12522,917 12559,714 12595,758 12632,629 12668,606 12704,732 12741,630 12777,751 12814,760 12850,775 12886,614 12923,778 12959,891 12996,744 13032,686 13068,322 13105,643 13141,578 13178,823 13214,879 13250,882 13287,783 13323,814 13360,784 13396,1007 13432,889 13469,800 13505,966 13541,726 13578,782 13614,657 13651,808 13723,619 13760,863 13796,604 13833,679 13869,891 13905,795 13942,736 13978,964 14015,962 14051,741 14087,832 14124,552 14160,567 14197,750 14233,519 14269,780 14306,854 14342,897 14379,839 14415,725 14451,642 14488,722 14524,678 14561,716 14597,650 14633,632 14670,751 14706,689 14743,1004 14779,892 14815,754 14852,791 14888,551 14925,683 14961,838 14997,750 15034,831 15070,724 15107,514 15143,765 15179,861 15216,690 15252,574 15289,935 15325,741 15361,700 15398,836 15434,805 15471,705 15507,1064 15543,835 15580,556 15616,836 15653,621 15689,778 15725,856 15762,776 15798,844 15835,750 15871,577 15907,806 15944,690 15980,877 16017,1033 16053,837 16089,930 16126,1115 16162,1104 16199,987 16235,797 16271,841 16308,1058 16344,828 16381,699 16417,825 16453,704 16490,664 16526,694 16563,859 16599,876 16635,809 16672,828 16708,1044 16745,908 16781,803 16817,856 16854,958 16890,739 16927,684 16963,952 16999,898 17036,704 17072,732 17108,514 17145,694 17181,774 17218,1022 17254,845 17290,938 17327,750 17363,959 17400,1096 17436,658 17472,824 17509,868 17545,857 17582,826 17618,1036 17654,959 17691,778 17727,731 17764,799 17800,821 17836,726 17873,798 17946,741 17982,637 18018,605 18055,504 18091,584 18128,574 18164,501 18200,563">
          <text:p/>
        </draw:polyline>
        <draw:line draw:style-name="gr9" draw:text-style-name="P6" draw:layer="layout" svg:x1="4.542cm" svg:y1="21.632cm" svg:x2="4.542cm" svg:y2="1.801cm">
          <text:p/>
        </draw:line>
        <draw:line draw:style-name="gr9" draw:text-style-name="P6" draw:layer="layout" svg:x1="4.542cm" svg:y1="21.632cm" svg:x2="24.56cm" svg:y2="21.632cm">
          <text:p/>
        </draw:line>
        <draw:frame draw:style-name="gr6" draw:text-style-name="P5" draw:layer="layout" svg:width="0.705cm" svg:height="0.712cm" svg:x="3.5cm" svg:y="19.722cm">
          <draw:text-box>
            <text:p text:style-name="P2"><text:span text:style-name="T3">13</text:span></text:p>
          </draw:text-box>
        </draw:frame>
        <draw:polygon draw:style-name="gr1" draw:text-style-name="P1" draw:layer="layout" svg:width="5.004cm" svg:height="19.831cm" svg:x="25.018cm" svg:y="1.801cm" svg:viewBox="0 0 5005 19832" draw:points="0,19832 5005,19832 5005,0 0,0">
          <text:p/>
        </draw:polygon>
        <draw:frame draw:style-name="gr10" draw:text-style-name="P7" draw:layer="layout" svg:width="11.364cm" svg:height="0.869cm" svg:x="9.161cm" svg:y="0.888cm">
          <draw:text-box>
            <text:p text:style-name="P2"><text:span text:style-name="T4">Star Wars - The Imperial March</text:span></text:p>
          </draw:text-box>
        </draw:frame>
        <draw:frame draw:style-name="gr2" draw:text-style-name="P3" draw:layer="layout" svg:width="0.387cm" svg:height="0.433cm" svg:x="25.138cm" svg:y="21.895cm">
          <draw:text-box>
            <text:p text:style-name="P2"><text:span text:style-name="T1">0</text:span></text:p>
          </draw:text-box>
        </draw:frame>
        <draw:frame draw:style-name="gr2" draw:text-style-name="P3" draw:layer="layout" svg:width="0.387cm" svg:height="0.433cm" svg:x="27.412cm" svg:y="21.895cm">
          <draw:text-box>
            <text:p text:style-name="P2"><text:span text:style-name="T1">2</text:span></text:p>
          </draw:text-box>
        </draw:frame>
        <draw:frame draw:style-name="gr2" draw:text-style-name="P3" draw:layer="layout" svg:width="0.387cm" svg:height="0.433cm" svg:x="29.687cm" svg:y="21.895cm">
          <draw:text-box>
            <text:p text:style-name="P2"><text:span text:style-name="T1">4</text:span></text:p>
          </draw:text-box>
        </draw:frame>
        <draw:polygon draw:style-name="gr11" draw:text-style-name="P8" draw:layer="layout" svg:width="4.55cm" svg:height="0.095cm" svg:x="25.245cm" svg:y="2.921cm" svg:viewBox="0 0 4551 96" draw:points="0,0 0,43 1138,76 2275,79 3412,92 4551,96 4551,33 3412,57 2275,39 1138,28">
          <text:p/>
        </draw:polygon>
        <draw:polygon draw:style-name="gr11" draw:text-style-name="P8" draw:layer="layout" svg:width="4.55cm" svg:height="0.13cm" svg:x="25.245cm" svg:y="2.911cm" svg:viewBox="0 0 4551 131" draw:points="0,0 0,70 1138,85 2275,96 3412,100 4551,131 4551,55 3412,57 2275,57 1138,4">
          <text:p/>
        </draw:polygon>
        <draw:polygon draw:style-name="gr11" draw:text-style-name="P8" draw:layer="layout" svg:width="4.55cm" svg:height="0.141cm" svg:x="25.245cm" svg:y="2.883cm" svg:viewBox="0 0 4551 142" draw:points="0,0 0,99 1138,121 2275,137 3412,126 4551,142 4551,73 3412,88 2275,84 1138,68">
          <text:p/>
        </draw:polygon>
        <draw:polygon draw:style-name="gr12" draw:text-style-name="P8" draw:layer="layout" svg:width="4.55cm" svg:height="0.123cm" svg:x="25.245cm" svg:y="2.897cm" svg:viewBox="0 0 4551 124" draw:points="0,0 0,102 1138,101 2275,102 3412,124 4551,117 4551,56 3412,80 2275,68 1138,58">
          <text:p/>
        </draw:polygon>
        <draw:polygon draw:style-name="gr13" draw:text-style-name="P6" draw:layer="layout" svg:width="4.55cm" svg:height="0.123cm" svg:x="25.245cm" svg:y="2.897cm" svg:viewBox="0 0 4551 124" draw:points="0,0 0,102 1138,101 2275,102 3412,124 4551,117 4551,56 3412,80 2275,68 1138,58">
          <text:p/>
        </draw:polygon>
        <draw:polygon draw:style-name="gr11" draw:text-style-name="P8" draw:layer="layout" svg:width="4.55cm" svg:height="0.098cm" svg:x="25.245cm" svg:y="2.928cm" svg:viewBox="0 0 4551 99" draw:points="0,4 0,49 1138,78 2275,81 3412,84 4551,99 4551,29 3412,39 2275,42 1138,0">
          <text:p/>
        </draw:polygon>
        <draw:polygon draw:style-name="gr11" draw:text-style-name="P8" draw:layer="layout" svg:width="4.55cm" svg:height="0.093cm" svg:x="25.245cm" svg:y="2.934cm" svg:viewBox="0 0 4551 94" draw:points="0,0 0,44 1138,58 2275,66 3412,67 4551,94 4551,19 3412,34 2275,37 1138,17">
          <text:p/>
        </draw:polygon>
        <draw:polygon draw:style-name="gr11" draw:text-style-name="P8" draw:layer="layout" svg:width="4.55cm" svg:height="0.108cm" svg:x="25.245cm" svg:y="2.922cm" svg:viewBox="0 0 4551 109" draw:points="0,0 0,74 1138,61 2275,75 3412,97 4551,109 4551,20 3412,53 2275,49 1138,14">
          <text:p/>
        </draw:polygon>
        <draw:polygon draw:style-name="gr11" draw:text-style-name="P8" draw:layer="layout" svg:width="4.55cm" svg:height="0.157cm" svg:x="25.245cm" svg:y="2.872cm" svg:viewBox="0 0 4551 158" draw:points="0,0 0,101 1138,121 2275,139 3412,140 4551,158 4551,75 3412,104 2275,94 1138,79">
          <text:p/>
        </draw:polygon>
        <draw:polygon draw:style-name="gr11" draw:text-style-name="P8" draw:layer="layout" svg:width="4.55cm" svg:height="0.124cm" svg:x="25.245cm" svg:y="2.899cm" svg:viewBox="0 0 4551 125" draw:points="0,0 0,89 1138,84 2275,97 3412,114 4551,125 4551,59 3412,74 2275,78 1138,37">
          <text:p/>
        </draw:polygon>
        <draw:polygon draw:style-name="gr11" draw:text-style-name="P8" draw:layer="layout" svg:width="4.55cm" svg:height="0.114cm" svg:x="25.245cm" svg:y="2.904cm" svg:viewBox="0 0 4551 115" draw:points="0,0 0,107 1138,66 2275,93 3412,113 4551,115 4551,44 3412,68 2275,61 1138,40">
          <text:p/>
        </draw:polygon>
        <draw:polygon draw:style-name="gr11" draw:text-style-name="P8" draw:layer="layout" svg:width="4.55cm" svg:height="0.121cm" svg:x="25.245cm" svg:y="2.907cm" svg:viewBox="0 0 4551 122" draw:points="0,0 0,75 1138,88 2275,102 3412,96 4551,122 4551,36 3412,68 2275,60 1138,41">
          <text:p/>
        </draw:polygon>
        <draw:polygon draw:style-name="gr11" draw:text-style-name="P8" draw:layer="layout" svg:width="4.55cm" svg:height="0.109cm" svg:x="25.245cm" svg:y="2.931cm" svg:viewBox="0 0 4551 110" draw:points="0,0 0,56 1138,68 2275,71 3412,72 4551,110 4551,30 3412,43 2275,35 1138,13">
          <text:p/>
        </draw:polygon>
        <draw:polygon draw:style-name="gr11" draw:text-style-name="P8" draw:layer="layout" svg:width="4.55cm" svg:height="0.127cm" svg:x="25.245cm" svg:y="2.922cm" svg:viewBox="0 0 4551 128" draw:points="0,0 0,51 1138,78 2275,87 3412,92 4551,128 4551,29 3412,37 2275,35 1138,24">
          <text:p/>
        </draw:polygon>
        <draw:polygon draw:style-name="gr11" draw:text-style-name="P8" draw:layer="layout" svg:width="4.55cm" svg:height="0.153cm" svg:x="25.245cm" svg:y="2.879cm" svg:viewBox="0 0 4551 154" draw:points="0,0 0,122 1138,113 2275,118 3412,122 4551,154 4551,78 3412,95 2275,83 1138,53">
          <text:p/>
        </draw:polygon>
        <draw:polygon draw:style-name="gr11" draw:text-style-name="P8" draw:layer="layout" svg:width="4.55cm" svg:height="0.111cm" svg:x="25.245cm" svg:y="2.905cm" svg:viewBox="0 0 4551 112" draw:points="0,0 0,75 1138,78 2275,105 3412,107 4551,112 4551,48 3412,64 2275,57 1138,54">
          <text:p/>
        </draw:polygon>
        <draw:polygon draw:style-name="gr11" draw:text-style-name="P8" draw:layer="layout" svg:width="4.55cm" svg:height="0.11cm" svg:x="25.245cm" svg:y="2.921cm" svg:viewBox="0 0 4551 111" draw:points="0,0 0,73 1138,72 2275,98 3412,88 4551,111 4551,25 3412,52 2275,47 1138,30">
          <text:p/>
        </draw:polygon>
        <draw:polygon draw:style-name="gr11" draw:text-style-name="P8" draw:layer="layout" svg:width="4.55cm" svg:height="0.103cm" svg:x="25.245cm" svg:y="2.922cm" svg:viewBox="0 0 4551 104" draw:points="0,0 0,51 1138,70 2275,79 3412,93 4551,104 4551,55 3412,58 2275,38 1138,20">
          <text:p/>
        </draw:polygon>
        <draw:polygon draw:style-name="gr11" draw:text-style-name="P8" draw:layer="layout" svg:width="4.55cm" svg:height="0.101cm" svg:x="25.245cm" svg:y="2.927cm" svg:viewBox="0 0 4551 102" draw:points="0,0 0,59 1138,51 2275,79 3412,89 4551,102 4551,17 3412,46 2275,47 1138,23">
          <text:p/>
        </draw:polygon>
        <draw:polygon draw:style-name="gr11" draw:text-style-name="P8" draw:layer="layout" svg:width="4.55cm" svg:height="0.136cm" svg:x="25.245cm" svg:y="2.914cm" svg:viewBox="0 0 4551 137" draw:points="0,0 0,51 1138,95 2275,84 3412,111 4551,137 4551,59 3412,60 2275,42 1138,33">
          <text:p/>
        </draw:polygon>
        <draw:polygon draw:style-name="gr11" draw:text-style-name="P8" draw:layer="layout" svg:width="4.55cm" svg:height="0.122cm" svg:x="25.245cm" svg:y="2.907cm" svg:viewBox="0 0 4551 123" draw:points="0,0 0,82 1138,104 2275,99 3412,95 4551,123 4551,53 3412,38 2275,65 1138,30">
          <text:p/>
        </draw:polygon>
        <draw:polygon draw:style-name="gr11" draw:text-style-name="P8" draw:layer="layout" svg:width="4.55cm" svg:height="0.114cm" svg:x="25.245cm" svg:y="2.917cm" svg:viewBox="0 0 4551 115" draw:points="0,0 0,80 1138,84 2275,75 3412,99 4551,115 4551,66 3412,54 2275,51 1138,41">
          <text:p/>
        </draw:polygon>
        <draw:polygon draw:style-name="gr11" draw:text-style-name="P8" draw:layer="layout" svg:width="4.55cm" svg:height="0.133cm" svg:x="25.245cm" svg:y="2.917cm" svg:viewBox="0 0 4551 134" draw:points="0,0 0,58 1138,89 2275,83 3412,111 4551,134 4551,33 3412,65 2275,47 1138,40">
          <text:p/>
        </draw:polygon>
        <draw:polygon draw:style-name="gr11" draw:text-style-name="P8" draw:layer="layout" svg:width="4.55cm" svg:height="0.107cm" svg:x="25.245cm" svg:y="2.928cm" svg:viewBox="0 0 4551 108" draw:points="0,0 0,90 1138,61 2275,63 3412,108 4551,95 4551,40 3412,42 2275,29 1138,24">
          <text:p/>
        </draw:polygon>
        <draw:polygon draw:style-name="gr11" draw:text-style-name="P8" draw:layer="layout" svg:width="4.55cm" svg:height="0.102cm" svg:x="25.245cm" svg:y="2.913cm" svg:viewBox="0 0 4551 103" draw:points="0,0 0,82 1138,76 2275,83 3412,91 4551,103 4551,53 3412,52 2275,54 1138,31">
          <text:p/>
        </draw:polygon>
        <draw:polygon draw:style-name="gr11" draw:text-style-name="P8" draw:layer="layout" svg:width="4.55cm" svg:height="0.119cm" svg:x="25.245cm" svg:y="2.91cm" svg:viewBox="0 0 4551 120" draw:points="0,0 0,56 1138,78 2275,105 3412,109 4551,120 4551,46 3412,60 2275,50 1138,36">
          <text:p/>
        </draw:polygon>
        <draw:polygon draw:style-name="gr11" draw:text-style-name="P8" draw:layer="layout" svg:width="4.55cm" svg:height="0.117cm" svg:x="25.245cm" svg:y="2.932cm" svg:viewBox="0 0 4551 118" draw:points="0,0 0,39 1138,66 2275,76 3412,78 4551,118 4551,1 3412,38 2275,27 1138,1">
          <text:p/>
        </draw:polygon>
        <draw:polygon draw:style-name="gr11" draw:text-style-name="P8" draw:layer="layout" svg:width="4.55cm" svg:height="0.145cm" svg:x="25.245cm" svg:y="2.915cm" svg:viewBox="0 0 4551 146" draw:points="0,0 0,58 1138,102 2275,89 3412,106 4551,146 4551,18 3412,60 2275,49 1138,32">
          <text:p/>
        </draw:polygon>
        <draw:polygon draw:style-name="gr11" draw:text-style-name="P8" draw:layer="layout" svg:width="4.55cm" svg:height="0.126cm" svg:x="25.245cm" svg:y="2.896cm" svg:viewBox="0 0 4551 127" draw:points="0,0 0,77 1138,112 2275,100 3412,117 4551,127 4551,58 3412,69 2275,74 1138,57">
          <text:p/>
        </draw:polygon>
        <draw:polygon draw:style-name="gr11" draw:text-style-name="P8" draw:layer="layout" svg:width="4.55cm" svg:height="0.114cm" svg:x="25.245cm" svg:y="2.909cm" svg:viewBox="0 0 4551 115" draw:points="0,0 0,88 1138,96 2275,106 3412,100 4551,115 4551,36 3412,76 2275,63 1138,44">
          <text:p/>
        </draw:polygon>
        <draw:polygon draw:style-name="gr11" draw:text-style-name="P8" draw:layer="layout" svg:width="4.55cm" svg:height="0.126cm" svg:x="25.245cm" svg:y="2.89cm" svg:viewBox="0 0 4551 127" draw:points="0,0 0,104 1138,106 2275,118 3412,120 4551,127 4551,59 3412,73 2275,79 1138,47">
          <text:p/>
        </draw:polygon>
        <draw:polygon draw:style-name="gr11" draw:text-style-name="P8" draw:layer="layout" svg:width="4.55cm" svg:height="0.129cm" svg:x="25.245cm" svg:y="2.904cm" svg:viewBox="0 0 4551 130" draw:points="0,0 0,56 1138,91 2275,82 3412,116 4551,130 4551,65 3412,71 2275,63 1138,49">
          <text:p/>
        </draw:polygon>
        <draw:polygon draw:style-name="gr11" draw:text-style-name="P8" draw:layer="layout" svg:width="4.55cm" svg:height="0.088cm" svg:x="25.245cm" svg:y="2.925cm" svg:viewBox="0 0 4551 89" draw:points="0,0 0,72 1138,73 2275,86 3412,84 4551,89 4551,27 3412,53 2275,42 1138,17">
          <text:p/>
        </draw:polygon>
        <draw:polygon draw:style-name="gr11" draw:text-style-name="P8" draw:layer="layout" svg:width="4.55cm" svg:height="0.098cm" svg:x="25.245cm" svg:y="2.92cm" svg:viewBox="0 0 4551 99" draw:points="0,0 0,58 1138,65 2275,91 3412,99 4551,99 4551,47 3412,50 2275,42 1138,39">
          <text:p/>
        </draw:polygon>
        <draw:polygon draw:style-name="gr11" draw:text-style-name="P8" draw:layer="layout" svg:width="4.55cm" svg:height="0.129cm" svg:x="25.245cm" svg:y="2.904cm" svg:viewBox="0 0 4551 130" draw:points="0,0 0,74 1138,91 2275,107 3412,108 4551,130 4551,54 3412,67 2275,60 1138,50">
          <text:p/>
        </draw:polygon>
        <draw:polygon draw:style-name="gr11" draw:text-style-name="P8" draw:layer="layout" svg:width="4.55cm" svg:height="0.155cm" svg:x="25.245cm" svg:y="2.911cm" svg:viewBox="0 0 4551 156" draw:points="0,0 0,80 1138,77 2275,94 3412,101 4551,156 4551,41 3412,44 2275,44 1138,33">
          <text:p/>
        </draw:polygon>
        <draw:polygon draw:style-name="gr11" draw:text-style-name="P8" draw:layer="layout" svg:width="4.55cm" svg:height="0.146cm" svg:x="25.245cm" svg:y="2.893cm" svg:viewBox="0 0 4551 147" draw:points="0,0 0,120 1138,90 2275,128 3412,114 4551,147 4551,56 3412,93 2275,72 1138,22">
          <text:p/>
        </draw:polygon>
        <draw:polygon draw:style-name="gr11" draw:text-style-name="P8" draw:layer="layout" svg:width="4.55cm" svg:height="0.128cm" svg:x="25.245cm" svg:y="2.914cm" svg:viewBox="0 0 4551 129" draw:points="0,0 0,61 1138,70 2275,85 3412,96 4551,129 4551,64 3412,50 2275,49 1138,35">
          <text:p/>
        </draw:polygon>
        <draw:polygon draw:style-name="gr11" draw:text-style-name="P8" draw:layer="layout" svg:width="4.55cm" svg:height="0.136cm" svg:x="25.245cm" svg:y="2.92cm" svg:viewBox="0 0 4551 137" draw:points="0,0 0,72 1138,67 2275,80 3412,89 4551,137 4551,33 3412,53 2275,53 1138,21">
          <text:p/>
        </draw:polygon>
        <draw:polygon draw:style-name="gr11" draw:text-style-name="P8" draw:layer="layout" svg:width="4.55cm" svg:height="0.125cm" svg:x="25.245cm" svg:y="2.901cm" svg:viewBox="0 0 4551 126" draw:points="0,0 0,54 1138,81 2275,99 3412,106 4551,126 4551,66 3412,71 2275,66 1138,28">
          <text:p/>
        </draw:polygon>
        <draw:polygon draw:style-name="gr11" draw:text-style-name="P8" draw:layer="layout" svg:width="4.55cm" svg:height="0.117cm" svg:x="25.245cm" svg:y="2.905cm" svg:viewBox="0 0 4551 118" draw:points="0,0 0,75 1138,91 2275,98 3412,118 4551,115 4551,48 3412,68 2275,67 1138,51">
          <text:p/>
        </draw:polygon>
        <draw:polygon draw:style-name="gr11" draw:text-style-name="P8" draw:layer="layout" svg:width="4.55cm" svg:height="0.128cm" svg:x="25.245cm" svg:y="2.9cm" svg:viewBox="0 0 4551 129" draw:points="0,0 0,84 1138,101 2275,88 3412,111 4551,129 4551,61 3412,82 2275,67 1138,45">
          <text:p/>
        </draw:polygon>
        <draw:polygon draw:style-name="gr11" draw:text-style-name="P8" draw:layer="layout" svg:width="4.55cm" svg:height="0.117cm" svg:x="25.245cm" svg:y="2.911cm" svg:viewBox="0 0 4551 118" draw:points="0,0 0,79 1138,90 2275,98 3412,118 4551,108 4551,55 3412,58 2275,51 1138,40">
          <text:p/>
        </draw:polygon>
        <draw:polygon draw:style-name="gr11" draw:text-style-name="P8" draw:layer="layout" svg:width="4.55cm" svg:height="0.109cm" svg:x="25.245cm" svg:y="2.915cm" svg:viewBox="0 0 4551 110" draw:points="0,0 0,81 1138,84 2275,91 3412,91 4551,110 4551,23 3412,45 2275,58 1138,32">
          <text:p/>
        </draw:polygon>
        <draw:polygon draw:style-name="gr11" draw:text-style-name="P8" draw:layer="layout" svg:width="4.55cm" svg:height="0.119cm" svg:x="25.245cm" svg:y="2.897cm" svg:viewBox="0 0 4551 120" draw:points="0,0 0,97 1138,89 2275,100 3412,120 4551,108 4551,50 3412,77 2275,73 1138,44">
          <text:p/>
        </draw:polygon>
        <draw:polygon draw:style-name="gr11" draw:text-style-name="P8" draw:layer="layout" svg:width="4.55cm" svg:height="0.116cm" svg:x="25.245cm" svg:y="2.899cm" svg:viewBox="0 0 4551 117" draw:points="0,0 0,68 1138,82 2275,111 3412,115 4551,117 4551,60 3412,82 2275,70 1138,35">
          <text:p/>
        </draw:polygon>
        <draw:polygon draw:style-name="gr11" draw:text-style-name="P8" draw:layer="layout" svg:width="4.55cm" svg:height="0.1cm" svg:x="25.245cm" svg:y="2.93cm" svg:viewBox="0 0 4551 101" draw:points="0,0 0,52 1138,55 2275,68 3412,73 4551,101 4551,30 3412,41 2275,38 1138,8">
          <text:p/>
        </draw:polygon>
        <draw:polygon draw:style-name="gr11" draw:text-style-name="P8" draw:layer="layout" svg:width="4.55cm" svg:height="0.11cm" svg:x="25.245cm" svg:y="2.926cm" svg:viewBox="0 0 4551 111" draw:points="0,0 0,54 1138,71 2275,71 3412,88 4551,111 4551,47 3412,57 2275,48 1138,30">
          <text:p/>
        </draw:polygon>
        <draw:polygon draw:style-name="gr11" draw:text-style-name="P8" draw:layer="layout" svg:width="4.55cm" svg:height="0.116cm" svg:x="25.245cm" svg:y="2.915cm" svg:viewBox="0 0 4551 117" draw:points="0,0 0,58 1138,85 2275,81 3412,98 4551,117 4551,56 3412,43 2275,51 1138,30">
          <text:p/>
        </draw:polygon>
        <draw:polygon draw:style-name="gr11" draw:text-style-name="P8" draw:layer="layout" svg:width="4.55cm" svg:height="0.129cm" svg:x="25.245cm" svg:y="2.887cm" svg:viewBox="0 0 4551 130" draw:points="0,0 0,90 1138,107 2275,126 3412,125 4551,130 4551,71 3412,94 2275,83 1138,64">
          <text:p/>
        </draw:polygon>
        <draw:polygon draw:style-name="gr11" draw:text-style-name="P8" draw:layer="layout" svg:width="4.55cm" svg:height="0.111cm" svg:x="25.245cm" svg:y="2.913cm" svg:viewBox="0 0 4551 112" draw:points="0,0 0,59 1138,79 2275,99 3412,93 4551,112 4551,49 3412,58 2275,54 1138,49">
          <text:p/>
        </draw:polygon>
        <draw:polygon draw:style-name="gr11" draw:text-style-name="P8" draw:layer="layout" svg:width="4.55cm" svg:height="0.115cm" svg:x="25.245cm" svg:y="2.905cm" svg:viewBox="0 0 4551 116" draw:points="0,0 0,59 1138,111 2275,90 3412,103 4551,116 4551,50 3412,65 2275,77 1138,38">
          <text:p/>
        </draw:polygon>
        <draw:polygon draw:style-name="gr11" draw:text-style-name="P8" draw:layer="layout" svg:width="4.55cm" svg:height="0.121cm" svg:x="25.245cm" svg:y="2.933cm" svg:viewBox="0 0 4551 122" draw:points="0,0 0,69 1138,50 2275,70 3412,73 4551,122 4551,39 3412,43 2275,49 1138,18">
          <text:p/>
        </draw:polygon>
        <draw:polygon draw:style-name="gr11" draw:text-style-name="P8" draw:layer="layout" svg:width="4.55cm" svg:height="0.124cm" svg:x="25.245cm" svg:y="2.908cm" svg:viewBox="0 0 4551 125" draw:points="0,0 0,86 1138,94 2275,90 3412,105 4551,125 4551,46 3412,63 2275,60 1138,50">
          <text:p/>
        </draw:polygon>
        <draw:polygon draw:style-name="gr11" draw:text-style-name="P8" draw:layer="layout" svg:width="4.55cm" svg:height="0.123cm" svg:x="25.245cm" svg:y="2.905cm" svg:viewBox="0 0 4551 124" draw:points="0,0 0,66 1138,84 2275,110 3412,100 4551,124 4551,51 3412,81 2275,66 1138,27">
          <text:p/>
        </draw:polygon>
        <draw:polygon draw:style-name="gr11" draw:text-style-name="P8" draw:layer="layout" svg:width="4.55cm" svg:height="0.153cm" svg:x="25.245cm" svg:y="2.902cm" svg:viewBox="0 0 4551 154" draw:points="0,0 0,76 1138,84 2275,90 3412,114 4551,154 4551,55 3412,54 2275,61 1138,57">
          <text:p/>
        </draw:polygon>
        <draw:polygon draw:style-name="gr11" draw:text-style-name="P8" draw:layer="layout" svg:width="4.55cm" svg:height="0.105cm" svg:x="25.245cm" svg:y="2.916cm" svg:viewBox="0 0 4551 106" draw:points="0,0 0,49 1138,68 2275,100 3412,106 4551,100 4551,18 3412,64 2275,56 1138,25">
          <text:p/>
        </draw:polygon>
        <draw:polygon draw:style-name="gr11" draw:text-style-name="P8" draw:layer="layout" svg:width="4.55cm" svg:height="0.109cm" svg:x="25.245cm" svg:y="2.919cm" svg:viewBox="0 0 4551 110" draw:points="0,0 0,98 1138,72 2275,82 3412,95 4551,110 4551,59 3412,44 2275,46 1138,36">
          <text:p/>
        </draw:polygon>
        <draw:polygon draw:style-name="gr11" draw:text-style-name="P8" draw:layer="layout" svg:width="4.55cm" svg:height="0.088cm" svg:x="25.245cm" svg:y="2.921cm" svg:viewBox="0 0 4551 89" draw:points="0,0 0,61 1138,64 2275,69 3412,86 4551,89 4551,34 3412,54 2275,41 1138,28">
          <text:p/>
        </draw:polygon>
        <draw:polygon draw:style-name="gr11" draw:text-style-name="P8" draw:layer="layout" svg:width="4.55cm" svg:height="0.119cm" svg:x="25.245cm" svg:y="2.906cm" svg:viewBox="0 0 4551 120" draw:points="0,0 0,77 1138,86 2275,97 3412,120 4551,105 4551,54 3412,63 2275,68 1138,48">
          <text:p/>
        </draw:polygon>
        <draw:polygon draw:style-name="gr11" draw:text-style-name="P8" draw:layer="layout" svg:width="4.55cm" svg:height="0.095cm" svg:x="25.245cm" svg:y="2.931cm" svg:viewBox="0 0 4551 96" draw:points="0,0 0,70 1138,74 2275,66 3412,88 4551,96 4551,53 3412,31 2275,31 1138,16">
          <text:p/>
        </draw:polygon>
        <draw:polygon draw:style-name="gr11" draw:text-style-name="P8" draw:layer="layout" svg:width="4.55cm" svg:height="0.128cm" svg:x="25.245cm" svg:y="2.893cm" svg:viewBox="0 0 4551 129" draw:points="0,0 0,94 1138,99 2275,110 3412,114 4551,129 4551,72 3412,79 2275,75 1138,53">
          <text:p/>
        </draw:polygon>
        <draw:polygon draw:style-name="gr11" draw:text-style-name="P8" draw:layer="layout" svg:width="4.55cm" svg:height="0.143cm" svg:x="25.245cm" svg:y="2.912cm" svg:viewBox="0 0 4551 144" draw:points="0,0 0,111 1138,96 2275,95 3412,90 4551,144 4551,49 3412,70 2275,60 1138,43">
          <text:p/>
        </draw:polygon>
        <draw:polygon draw:style-name="gr11" draw:text-style-name="P8" draw:layer="layout" svg:width="4.55cm" svg:height="0.136cm" svg:x="25.245cm" svg:y="2.901cm" svg:viewBox="0 0 4551 137" draw:points="0,0 0,64 1138,89 2275,101 3412,110 4551,137 4551,42 3412,66 2275,74 1138,49">
          <text:p/>
        </draw:polygon>
        <draw:polygon draw:style-name="gr11" draw:text-style-name="P8" draw:layer="layout" svg:width="4.55cm" svg:height="0.111cm" svg:x="25.245cm" svg:y="2.939cm" svg:viewBox="0 0 4551 112" draw:points="0,0 0,56 1138,53 2275,60 3412,74 4551,112 4551,22 3412,42 2275,19 1138,15">
          <text:p/>
        </draw:polygon>
        <draw:polygon draw:style-name="gr11" draw:text-style-name="P8" draw:layer="layout" svg:width="4.55cm" svg:height="0.135cm" svg:x="25.245cm" svg:y="2.889cm" svg:viewBox="0 0 4551 136" draw:points="0,0 0,91 1138,114 2275,105 3412,136 4551,113 4551,69 3412,95 2275,69 1138,54">
          <text:p/>
        </draw:polygon>
        <draw:polygon draw:style-name="gr11" draw:text-style-name="P8" draw:layer="layout" svg:width="4.55cm" svg:height="0.115cm" svg:x="25.245cm" svg:y="2.932cm" svg:viewBox="0 0 4551 116" draw:points="0,0 0,55 1138,68 2275,62 3412,79 4551,116 4551,24 3412,35 2275,41 1138,21">
          <text:p/>
        </draw:polygon>
        <draw:polygon draw:style-name="gr11" draw:text-style-name="P8" draw:layer="layout" svg:width="4.55cm" svg:height="0.146cm" svg:x="25.245cm" svg:y="2.901cm" svg:viewBox="0 0 4551 147" draw:points="0,0 0,104 1138,101 2275,101 3412,108 4551,147 4551,63 3412,70 2275,57 1138,39">
          <text:p/>
        </draw:polygon>
        <draw:polygon draw:style-name="gr11" draw:text-style-name="P8" draw:layer="layout" svg:width="4.55cm" svg:height="0.136cm" svg:x="25.245cm" svg:y="2.909cm" svg:viewBox="0 0 4551 137" draw:points="0,0 0,68 1138,72 2275,85 3412,101 4551,137 4551,32 3412,62 2275,59 1138,26">
          <text:p/>
        </draw:polygon>
        <draw:polygon draw:style-name="gr11" draw:text-style-name="P8" draw:layer="layout" svg:width="4.55cm" svg:height="0.135cm" svg:x="25.245cm" svg:y="2.899cm" svg:viewBox="0 0 4551 136" draw:points="0,0 0,67 1138,73 2275,103 3412,103 4551,136 4551,61 3412,60 2275,74 1138,49">
          <text:p/>
        </draw:polygon>
        <draw:polygon draw:style-name="gr11" draw:text-style-name="P8" draw:layer="layout" svg:width="4.55cm" svg:height="0.121cm" svg:x="25.245cm" svg:y="2.908cm" svg:viewBox="0 0 4551 122" draw:points="0,0 0,75 1138,80 2275,81 3412,113 4551,122 4551,52 3412,72 2275,51 1138,33">
          <text:p/>
        </draw:polygon>
        <draw:polygon draw:style-name="gr11" draw:text-style-name="P8" draw:layer="layout" svg:width="4.55cm" svg:height="0.105cm" svg:x="25.245cm" svg:y="2.922cm" svg:viewBox="0 0 4551 106" draw:points="0,0 0,62 1138,72 2275,78 3412,106 4551,97 4551,48 3412,44 2275,38 1138,11">
          <text:p/>
        </draw:polygon>
        <draw:polygon draw:style-name="gr11" draw:text-style-name="P8" draw:layer="layout" svg:width="4.55cm" svg:height="0.144cm" svg:x="25.245cm" svg:y="2.897cm" svg:viewBox="0 0 4551 145" draw:points="0,0 0,73 1138,107 2275,105 3412,114 4551,145 4551,48 3412,80 2275,72 1138,53">
          <text:p/>
        </draw:polygon>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polyline draw:style-name="gr14" draw:text-style-name="P6" draw:layer="layout" svg:width="4.55cm" svg:height="0.047cm" svg:x="25.245cm" svg:y="2.948cm" svg:viewBox="0 0 4551 48" draw:points="0,0 1138,22 2275,36 3412,44 4551,48">
          <text:p/>
        </draw:polyline>
        <draw:line draw:style-name="gr9" draw:text-style-name="P6" draw:layer="layout" svg:x1="25.018cm" svg:y1="21.632cm" svg:x2="25.018cm" svg:y2="1.801cm">
          <text:p/>
        </draw:line>
        <draw:line draw:style-name="gr9" draw:text-style-name="P6" draw:layer="layout" svg:x1="25.018cm" svg:y1="21.632cm" svg:x2="30.022cm" svg:y2="21.632cm">
          <text:p/>
        </draw:line>
        <draw:frame draw:style-name="gr15" draw:text-style-name="P4" draw:layer="layout" svg:width="0.798cm" svg:height="0.475cm" svg:x="27.121cm" svg:y="22.384cm">
          <draw:text-box>
            <text:p text:style-name="P2"><text:span text:style-name="T2">time</text:span></text:p>
          </draw:text-box>
        </draw:frame>
        <draw:frame draw:style-name="gr16" draw:text-style-name="P5" draw:layer="layout" svg:width="1.479cm" svg:height="0.712cm" svg:x="26.78cm" svg:y="0.343cm">
          <draw:text-box>
            <text:p text:style-name="P2"><text:span text:style-name="T3">SMM</text:span></text:p>
          </draw:text-box>
        </draw:frame>
        <draw:polygon draw:style-name="gr1" draw:text-style-name="P1" draw:layer="layout" svg:width="20.018cm" svg:height="5.949cm" svg:x="4.542cm" svg:y="24.073cm" svg:viewBox="0 0 20019 5950" draw:points="0,5950 20019,5950 20019,0 0,0">
          <text:p/>
        </draw:polygon>
        <draw:frame draw:style-name="gr17" draw:text-style-name="P5" draw:layer="layout" svg:width="1.395cm" svg:height="0.712cm" svg:x="26.914cm" svg:y="1.015cm">
          <draw:text-box>
            <text:p text:style-name="P2"><text:span text:style-name="T3">k=72</text:span></text:p>
          </draw:text-box>
        </draw:frame>
        <draw:frame draw:style-name="gr18" draw:text-style-name="P5" draw:layer="layout" svg:width="3.778cm" svg:height="0.712cm" svg:x="0.464cm" svg:y="25.213cm">
          <draw:text-box>
            <text:p text:style-name="P2"><text:span text:style-name="T3">Ground Truth</text:span></text:p>
          </draw:text-box>
        </draw:frame>
        <draw:polygon draw:style-name="gr19" draw:text-style-name="P9" draw:layer="layout" svg:width="0.765cm" svg:height="2.38cm" svg:x="7.344cm" svg:y="24.668cm" svg:viewBox="0 0 766 2381" draw:points="0,2381 766,2381 766,0 0,0">
          <text:p/>
        </draw:polygon>
        <draw:polygon draw:style-name="gr19" draw:text-style-name="P9" draw:layer="layout" svg:width="0.8cm" svg:height="2.38cm" svg:x="8.218cm" svg:y="24.668cm" svg:viewBox="0 0 801 2381" draw:points="0,2381 801,2381 801,0 0,0">
          <text:p/>
        </draw:polygon>
        <draw:polygon draw:style-name="gr19" draw:text-style-name="P9" draw:layer="layout" svg:width="0.765cm" svg:height="2.38cm" svg:x="16.88cm" svg:y="24.668cm" svg:viewBox="0 0 766 2381" draw:points="0,2381 766,2381 766,0 0,0">
          <text:p/>
        </draw:polygon>
        <draw:polygon draw:style-name="gr19" draw:text-style-name="P9" draw:layer="layout" svg:width="0.765cm" svg:height="2.38cm" svg:x="17.79cm" svg:y="24.668cm" svg:viewBox="0 0 766 2381" draw:points="0,2381 766,2381 766,0 0,0">
          <text:p/>
        </draw:polygon>
        <draw:polygon draw:style-name="gr19" draw:text-style-name="P9" draw:layer="layout" svg:width="0.765cm" svg:height="2.38cm" svg:x="19.61cm" svg:y="24.668cm" svg:viewBox="0 0 766 2381" draw:points="0,2381 766,2381 766,0 0,0">
          <text:p/>
        </draw:polygon>
        <draw:polygon draw:style-name="gr20" draw:text-style-name="P10" draw:layer="layout" svg:width="0.037cm" svg:height="2.379cm" svg:x="5.524cm" svg:y="27.643cm" svg:viewBox="0 0 38 2380" draw:points="0,2380 38,2380 38,0 0,0">
          <text:p/>
        </draw:polygon>
        <draw:polygon draw:style-name="gr20" draw:text-style-name="P10" draw:layer="layout" svg:width="0.036cm" svg:height="2.379cm" svg:x="5.779cm" svg:y="27.643cm" svg:viewBox="0 0 37 2380" draw:points="0,2380 37,2380 37,0 0,0">
          <text:p/>
        </draw:polygon>
        <draw:polygon draw:style-name="gr20" draw:text-style-name="P10" draw:layer="layout" svg:width="0.037cm" svg:height="2.379cm" svg:x="5.997cm" svg:y="27.643cm" svg:viewBox="0 0 38 2380" draw:points="0,2380 38,2380 38,0 0,0">
          <text:p/>
        </draw:polygon>
        <draw:polygon draw:style-name="gr20" draw:text-style-name="P10" draw:layer="layout" svg:width="0.036cm" svg:height="2.379cm" svg:x="6.216cm" svg:y="27.643cm" svg:viewBox="0 0 37 2380" draw:points="0,2380 37,2380 37,0 0,0">
          <text:p/>
        </draw:polygon>
        <draw:polygon draw:style-name="gr20" draw:text-style-name="P10" draw:layer="layout" svg:width="0.036cm" svg:height="2.379cm" svg:x="6.471cm" svg:y="27.643cm" svg:viewBox="0 0 37 2380" draw:points="0,2380 37,2380 37,0 0,0">
          <text:p/>
        </draw:polygon>
        <draw:polygon draw:style-name="gr20" draw:text-style-name="P10" draw:layer="layout" svg:width="0.037cm" svg:height="2.379cm" svg:x="6.907cm" svg:y="27.643cm" svg:viewBox="0 0 38 2380" draw:points="0,2380 38,2380 38,0 0,0">
          <text:p/>
        </draw:polygon>
        <draw:polygon draw:style-name="gr20" draw:text-style-name="P10" draw:layer="layout" svg:width="0.037cm" svg:height="2.379cm" svg:x="7.344cm" svg:y="27.643cm" svg:viewBox="0 0 38 2380" draw:points="0,2380 38,2380 38,0 0,0">
          <text:p/>
        </draw:polygon>
        <draw:polygon draw:style-name="gr20" draw:text-style-name="P10" draw:layer="layout" svg:width="0.037cm" svg:height="2.379cm" svg:x="7.635cm" svg:y="27.643cm" svg:viewBox="0 0 38 2380" draw:points="0,2380 38,2380 38,0 0,0">
          <text:p/>
        </draw:polygon>
        <draw:polygon draw:style-name="gr20" draw:text-style-name="P10" draw:layer="layout" svg:width="0.036cm" svg:height="2.379cm" svg:x="7.745cm" svg:y="27.643cm" svg:viewBox="0 0 37 2380" draw:points="0,2380 37,2380 37,0 0,0">
          <text:p/>
        </draw:polygon>
        <draw:polygon draw:style-name="gr20" draw:text-style-name="P10" draw:layer="layout" svg:width="0.037cm" svg:height="2.379cm" svg:x="8.254cm" svg:y="27.643cm" svg:viewBox="0 0 38 2380" draw:points="0,2380 38,2380 38,0 0,0">
          <text:p/>
        </draw:polygon>
        <draw:polygon draw:style-name="gr20" draw:text-style-name="P10" draw:layer="layout" svg:width="0.036cm" svg:height="2.379cm" svg:x="8.327cm" svg:y="27.643cm" svg:viewBox="0 0 37 2380" draw:points="0,2380 37,2380 37,0 0,0">
          <text:p/>
        </draw:polygon>
        <draw:polygon draw:style-name="gr20" draw:text-style-name="P10" draw:layer="layout" svg:width="0.037cm" svg:height="2.379cm" svg:x="8.545cm" svg:y="27.643cm" svg:viewBox="0 0 38 2380" draw:points="0,2380 38,2380 38,0 0,0">
          <text:p/>
        </draw:polygon>
        <draw:polygon draw:style-name="gr20" draw:text-style-name="P10" draw:layer="layout" svg:width="0.036cm" svg:height="2.379cm" svg:x="8.618cm" svg:y="27.643cm" svg:viewBox="0 0 37 2380" draw:points="0,2380 37,2380 37,0 0,0">
          <text:p/>
        </draw:polygon>
        <draw:polygon draw:style-name="gr20" draw:text-style-name="P10" draw:layer="layout" svg:width="0.036cm" svg:height="2.379cm" svg:x="8.946cm" svg:y="27.643cm" svg:viewBox="0 0 37 2380" draw:points="0,2380 37,2380 37,0 0,0">
          <text:p/>
        </draw:polygon>
        <draw:polygon draw:style-name="gr20" draw:text-style-name="P10" draw:layer="layout" svg:width="0.036cm" svg:height="2.379cm" svg:x="9.128cm" svg:y="27.643cm" svg:viewBox="0 0 37 2380" draw:points="0,2380 37,2380 37,0 0,0">
          <text:p/>
        </draw:polygon>
        <draw:polygon draw:style-name="gr20" draw:text-style-name="P10" draw:layer="layout" svg:width="0.037cm" svg:height="2.379cm" svg:x="9.382cm" svg:y="27.643cm" svg:viewBox="0 0 38 2380" draw:points="0,2380 38,2380 38,0 0,0">
          <text:p/>
        </draw:polygon>
        <draw:polygon draw:style-name="gr20" draw:text-style-name="P10" draw:layer="layout" svg:width="0.036cm" svg:height="2.379cm" svg:x="9.601cm" svg:y="27.643cm" svg:viewBox="0 0 37 2380" draw:points="0,2380 37,2380 37,0 0,0">
          <text:p/>
        </draw:polygon>
        <draw:polygon draw:style-name="gr20" draw:text-style-name="P10" draw:layer="layout" svg:width="0.037cm" svg:height="2.379cm" svg:x="9.819cm" svg:y="27.643cm" svg:viewBox="0 0 38 2380" draw:points="0,2380 38,2380 38,0 0,0">
          <text:p/>
        </draw:polygon>
        <draw:polygon draw:style-name="gr20" draw:text-style-name="P10" draw:layer="layout" svg:width="0.037cm" svg:height="2.379cm" svg:x="10.292cm" svg:y="27.643cm" svg:viewBox="0 0 38 2380" draw:points="0,2380 38,2380 38,0 0,0">
          <text:p/>
        </draw:polygon>
        <draw:polygon draw:style-name="gr20" draw:text-style-name="P10" draw:layer="layout" svg:width="0.037cm" svg:height="2.379cm" svg:x="10.365cm" svg:y="27.643cm" svg:viewBox="0 0 38 2380" draw:points="0,2380 38,2380 38,0 0,0">
          <text:p/>
        </draw:polygon>
        <draw:polygon draw:style-name="gr20" draw:text-style-name="P10" draw:layer="layout" svg:width="0.036cm" svg:height="2.379cm" svg:x="10.584cm" svg:y="27.643cm" svg:viewBox="0 0 37 2380" draw:points="0,2380 37,2380 37,0 0,0">
          <text:p/>
        </draw:polygon>
        <draw:polygon draw:style-name="gr20" draw:text-style-name="P10" draw:layer="layout" svg:width="0.036cm" svg:height="2.379cm" svg:x="10.802cm" svg:y="27.643cm" svg:viewBox="0 0 37 2380" draw:points="0,2380 37,2380 37,0 0,0">
          <text:p/>
        </draw:polygon>
        <draw:polygon draw:style-name="gr20" draw:text-style-name="P10" draw:layer="layout" svg:width="0.037cm" svg:height="2.379cm" svg:x="11.275cm" svg:y="27.643cm" svg:viewBox="0 0 38 2380" draw:points="0,2380 38,2380 38,0 0,0">
          <text:p/>
        </draw:polygon>
        <draw:polygon draw:style-name="gr20" draw:text-style-name="P10" draw:layer="layout" svg:width="0.036cm" svg:height="2.379cm" svg:x="11.712cm" svg:y="27.643cm" svg:viewBox="0 0 37 2380" draw:points="0,2380 37,2380 37,0 0,0">
          <text:p/>
        </draw:polygon>
        <draw:polygon draw:style-name="gr20" draw:text-style-name="P10" draw:layer="layout" svg:width="0.037cm" svg:height="2.379cm" svg:x="11.93cm" svg:y="27.643cm" svg:viewBox="0 0 38 2380" draw:points="0,2380 38,2380 38,0 0,0">
          <text:p/>
        </draw:polygon>
        <draw:polygon draw:style-name="gr20" draw:text-style-name="P10" draw:layer="layout" svg:width="0.037cm" svg:height="2.379cm" svg:x="12.039cm" svg:y="27.643cm" svg:viewBox="0 0 38 2380" draw:points="0,2380 38,2380 38,0 0,0">
          <text:p/>
        </draw:polygon>
        <draw:polygon draw:style-name="gr20" draw:text-style-name="P10" draw:layer="layout" svg:width="0.036cm" svg:height="2.379cm" svg:x="12.185cm" svg:y="27.643cm" svg:viewBox="0 0 37 2380" draw:points="0,2380 37,2380 37,0 0,0">
          <text:p/>
        </draw:polygon>
        <draw:polygon draw:style-name="gr20" draw:text-style-name="P10" draw:layer="layout" svg:width="0.038cm" svg:height="2.379cm" svg:x="12.294cm" svg:y="27.643cm" svg:viewBox="0 0 39 2380" draw:points="0,2380 39,2380 39,0 0,0">
          <text:p/>
        </draw:polygon>
        <draw:polygon draw:style-name="gr20" draw:text-style-name="P10" draw:layer="layout" svg:width="0.036cm" svg:height="2.379cm" svg:x="12.513cm" svg:y="27.643cm" svg:viewBox="0 0 37 2380" draw:points="0,2380 37,2380 37,0 0,0">
          <text:p/>
        </draw:polygon>
        <draw:polygon draw:style-name="gr20" draw:text-style-name="P10" draw:layer="layout" svg:width="0.037cm" svg:height="2.379cm" svg:x="12.658cm" svg:y="27.643cm" svg:viewBox="0 0 38 2380" draw:points="0,2380 38,2380 38,0 0,0">
          <text:p/>
        </draw:polygon>
        <draw:polygon draw:style-name="gr20" draw:text-style-name="P10" draw:layer="layout" svg:width="0.036cm" svg:height="2.379cm" svg:x="12.731cm" svg:y="27.643cm" svg:viewBox="0 0 37 2380" draw:points="0,2380 37,2380 37,0 0,0">
          <text:p/>
        </draw:polygon>
        <draw:polygon draw:style-name="gr20" draw:text-style-name="P10" draw:layer="layout" svg:width="0.037cm" svg:height="2.379cm" svg:x="12.84cm" svg:y="27.643cm" svg:viewBox="0 0 38 2380" draw:points="0,2380 38,2380 38,0 0,0">
          <text:p/>
        </draw:polygon>
        <draw:polygon draw:style-name="gr20" draw:text-style-name="P10" draw:layer="layout" svg:width="0.036cm" svg:height="2.379cm" svg:x="12.986cm" svg:y="27.643cm" svg:viewBox="0 0 37 2380" draw:points="0,2380 37,2380 37,0 0,0">
          <text:p/>
        </draw:polygon>
        <draw:polygon draw:style-name="gr20" draw:text-style-name="P10" draw:layer="layout" svg:width="0.036cm" svg:height="2.379cm" svg:x="13.277cm" svg:y="27.643cm" svg:viewBox="0 0 37 2380" draw:points="0,2380 37,2380 37,0 0,0">
          <text:p/>
        </draw:polygon>
        <draw:polygon draw:style-name="gr20" draw:text-style-name="P10" draw:layer="layout" svg:width="0.037cm" svg:height="2.379cm" svg:x="13.386cm" svg:y="27.643cm" svg:viewBox="0 0 38 2380" draw:points="0,2380 38,2380 38,0 0,0">
          <text:p/>
        </draw:polygon>
        <draw:polygon draw:style-name="gr20" draw:text-style-name="P10" draw:layer="layout" svg:width="0.036cm" svg:height="2.379cm" svg:x="13.823cm" svg:y="27.643cm" svg:viewBox="0 0 37 2380" draw:points="0,2380 37,2380 37,0 0,0">
          <text:p/>
        </draw:polygon>
        <draw:polygon draw:style-name="gr20" draw:text-style-name="P10" draw:layer="layout" svg:width="0.037cm" svg:height="2.379cm" svg:x="13.932cm" svg:y="27.643cm" svg:viewBox="0 0 38 2380" draw:points="0,2380 38,2380 38,0 0,0">
          <text:p/>
        </draw:polygon>
        <draw:polygon draw:style-name="gr20" draw:text-style-name="P10" draw:layer="layout" svg:width="0.036cm" svg:height="2.379cm" svg:x="14.333cm" svg:y="27.643cm" svg:viewBox="0 0 37 2380" draw:points="0,2380 37,2380 37,0 0,0">
          <text:p/>
        </draw:polygon>
        <draw:polygon draw:style-name="gr20" draw:text-style-name="P10" draw:layer="layout" svg:width="0.036cm" svg:height="2.379cm" svg:x="14.697cm" svg:y="27.643cm" svg:viewBox="0 0 37 2380" draw:points="0,2380 37,2380 37,0 0,0">
          <text:p/>
        </draw:polygon>
        <draw:polygon draw:style-name="gr20" draw:text-style-name="P10" draw:layer="layout" svg:width="0.036cm" svg:height="2.379cm" svg:x="14.915cm" svg:y="27.643cm" svg:viewBox="0 0 37 2380" draw:points="0,2380 37,2380 37,0 0,0">
          <text:p/>
        </draw:polygon>
        <draw:polygon draw:style-name="gr20" draw:text-style-name="P10" draw:layer="layout" svg:width="0.036cm" svg:height="2.379cm" svg:x="14.988cm" svg:y="27.643cm" svg:viewBox="0 0 37 2380" draw:points="0,2380 37,2380 37,0 0,0">
          <text:p/>
        </draw:polygon>
        <draw:polygon draw:style-name="gr20" draw:text-style-name="P10" draw:layer="layout" svg:width="0.036cm" svg:height="2.379cm" svg:x="15.097cm" svg:y="27.643cm" svg:viewBox="0 0 37 2380" draw:points="0,2380 37,2380 37,0 0,0">
          <text:p/>
        </draw:polygon>
        <draw:polygon draw:style-name="gr20" draw:text-style-name="P10" draw:layer="layout" svg:width="0.037cm" svg:height="2.379cm" svg:x="15.315cm" svg:y="27.643cm" svg:viewBox="0 0 38 2380" draw:points="0,2380 38,2380 38,0 0,0">
          <text:p/>
        </draw:polygon>
        <draw:polygon draw:style-name="gr20" draw:text-style-name="P10" draw:layer="layout" svg:width="0.036cm" svg:height="2.379cm" svg:x="15.534cm" svg:y="27.643cm" svg:viewBox="0 0 37 2380" draw:points="0,2380 37,2380 37,0 0,0">
          <text:p/>
        </draw:polygon>
        <draw:polygon draw:style-name="gr20" draw:text-style-name="P10" draw:layer="layout" svg:width="0.036cm" svg:height="2.379cm" svg:x="15.752cm" svg:y="27.643cm" svg:viewBox="0 0 37 2380" draw:points="0,2380 37,2380 37,0 0,0">
          <text:p/>
        </draw:polygon>
        <draw:polygon draw:style-name="gr20" draw:text-style-name="P10" draw:layer="layout" svg:width="0.036cm" svg:height="2.379cm" svg:x="16.007cm" svg:y="27.643cm" svg:viewBox="0 0 37 2380" draw:points="0,2380 37,2380 37,0 0,0">
          <text:p/>
        </draw:polygon>
        <draw:polygon draw:style-name="gr20" draw:text-style-name="P10" draw:layer="layout" svg:width="0.036cm" svg:height="2.379cm" svg:x="16.08cm" svg:y="27.643cm" svg:viewBox="0 0 37 2380" draw:points="0,2380 37,2380 37,0 0,0">
          <text:p/>
        </draw:polygon>
        <draw:polygon draw:style-name="gr20" draw:text-style-name="P10" draw:layer="layout" svg:width="0.036cm" svg:height="2.379cm" svg:x="16.444cm" svg:y="27.643cm" svg:viewBox="0 0 37 2380" draw:points="0,2380 37,2380 37,0 0,0">
          <text:p/>
        </draw:polygon>
        <draw:polygon draw:style-name="gr20" draw:text-style-name="P10" draw:layer="layout" svg:width="0.036cm" svg:height="2.379cm" svg:x="16.844cm" svg:y="27.643cm" svg:viewBox="0 0 37 2380" draw:points="0,2380 37,2380 37,0 0,0">
          <text:p/>
        </draw:polygon>
        <draw:polygon draw:style-name="gr20" draw:text-style-name="P10" draw:layer="layout" svg:width="0.037cm" svg:height="2.379cm" svg:x="16.88cm" svg:y="27.643cm" svg:viewBox="0 0 38 2380" draw:points="0,2380 38,2380 38,0 0,0">
          <text:p/>
        </draw:polygon>
        <draw:polygon draw:style-name="gr20" draw:text-style-name="P10" draw:layer="layout" svg:width="0.037cm" svg:height="2.379cm" svg:x="17.863cm" svg:y="27.643cm" svg:viewBox="0 0 38 2380" draw:points="0,2380 38,2380 38,0 0,0">
          <text:p/>
        </draw:polygon>
        <draw:polygon draw:style-name="gr20" draw:text-style-name="P10" draw:layer="layout" svg:width="0.037cm" svg:height="2.379cm" svg:x="17.972cm" svg:y="27.643cm" svg:viewBox="0 0 38 2380" draw:points="0,2380 38,2380 38,0 0,0">
          <text:p/>
        </draw:polygon>
        <draw:polygon draw:style-name="gr20" draw:text-style-name="P10" draw:layer="layout" svg:width="0.037cm" svg:height="2.379cm" svg:x="18.045cm" svg:y="27.643cm" svg:viewBox="0 0 38 2380" draw:points="0,2380 38,2380 38,0 0,0">
          <text:p/>
        </draw:polygon>
        <draw:polygon draw:style-name="gr20" draw:text-style-name="P10" draw:layer="layout" svg:width="0.036cm" svg:height="2.379cm" svg:x="18.373cm" svg:y="27.643cm" svg:viewBox="0 0 37 2380" draw:points="0,2380 37,2380 37,0 0,0">
          <text:p/>
        </draw:polygon>
        <draw:polygon draw:style-name="gr20" draw:text-style-name="P10" draw:layer="layout" svg:width="0.036cm" svg:height="2.379cm" svg:x="18.446cm" svg:y="27.643cm" svg:viewBox="0 0 37 2380" draw:points="0,2380 37,2380 37,0 0,0">
          <text:p/>
        </draw:polygon>
        <draw:polygon draw:style-name="gr20" draw:text-style-name="P10" draw:layer="layout" svg:width="0.037cm" svg:height="2.379cm" svg:x="18.591cm" svg:y="27.643cm" svg:viewBox="0 0 38 2380" draw:points="0,2380 38,2380 38,0 0,0">
          <text:p/>
        </draw:polygon>
        <draw:polygon draw:style-name="gr20" draw:text-style-name="P10" draw:layer="layout" svg:width="0.036cm" svg:height="2.379cm" svg:x="18.919cm" svg:y="27.643cm" svg:viewBox="0 0 37 2380" draw:points="0,2380 37,2380 37,0 0,0">
          <text:p/>
        </draw:polygon>
        <draw:polygon draw:style-name="gr20" draw:text-style-name="P10" draw:layer="layout" svg:width="0.037cm" svg:height="2.379cm" svg:x="19.246cm" svg:y="27.643cm" svg:viewBox="0 0 38 2380" draw:points="0,2380 38,2380 38,0 0,0">
          <text:p/>
        </draw:polygon>
        <draw:polygon draw:style-name="gr20" draw:text-style-name="P10" draw:layer="layout" svg:width="0.036cm" svg:height="2.379cm" svg:x="19.392cm" svg:y="27.643cm" svg:viewBox="0 0 37 2380" draw:points="0,2380 37,2380 37,0 0,0">
          <text:p/>
        </draw:polygon>
        <draw:polygon draw:style-name="gr20" draw:text-style-name="P10" draw:layer="layout" svg:width="0.036cm" svg:height="2.379cm" svg:x="19.683cm" svg:y="27.643cm" svg:viewBox="0 0 37 2380" draw:points="0,2380 37,2380 37,0 0,0">
          <text:p/>
        </draw:polygon>
        <draw:polygon draw:style-name="gr20" draw:text-style-name="P10" draw:layer="layout" svg:width="0.037cm" svg:height="2.379cm" svg:x="19.792cm" svg:y="27.643cm" svg:viewBox="0 0 38 2380" draw:points="0,2380 38,2380 38,0 0,0">
          <text:p/>
        </draw:polygon>
        <draw:polygon draw:style-name="gr20" draw:text-style-name="P10" draw:layer="layout" svg:width="0.036cm" svg:height="2.379cm" svg:x="19.865cm" svg:y="27.643cm" svg:viewBox="0 0 37 2380" draw:points="0,2380 37,2380 37,0 0,0">
          <text:p/>
        </draw:polygon>
        <draw:polygon draw:style-name="gr20" draw:text-style-name="P10" draw:layer="layout" svg:width="0.036cm" svg:height="2.379cm" svg:x="20.193cm" svg:y="27.643cm" svg:viewBox="0 0 37 2380" draw:points="0,2380 37,2380 37,0 0,0">
          <text:p/>
        </draw:polygon>
        <draw:polygon draw:style-name="gr20" draw:text-style-name="P10" draw:layer="layout" svg:width="0.037cm" svg:height="2.379cm" svg:x="20.265cm" svg:y="27.643cm" svg:viewBox="0 0 38 2380" draw:points="0,2380 38,2380 38,0 0,0">
          <text:p/>
        </draw:polygon>
        <draw:polygon draw:style-name="gr20" draw:text-style-name="P10" draw:layer="layout" svg:width="0.037cm" svg:height="2.379cm" svg:x="20.52cm" svg:y="27.643cm" svg:viewBox="0 0 38 2380" draw:points="0,2380 38,2380 38,0 0,0">
          <text:p/>
        </draw:polygon>
        <draw:polygon draw:style-name="gr20" draw:text-style-name="P10" draw:layer="layout" svg:width="0.036cm" svg:height="2.379cm" svg:x="20.739cm" svg:y="27.643cm" svg:viewBox="0 0 37 2380" draw:points="0,2380 37,2380 37,0 0,0">
          <text:p/>
        </draw:polygon>
        <draw:polygon draw:style-name="gr20" draw:text-style-name="P10" draw:layer="layout" svg:width="0.036cm" svg:height="2.379cm" svg:x="20.957cm" svg:y="27.643cm" svg:viewBox="0 0 37 2380" draw:points="0,2380 37,2380 37,0 0,0">
          <text:p/>
        </draw:polygon>
        <draw:polygon draw:style-name="gr20" draw:text-style-name="P10" draw:layer="layout" svg:width="0.036cm" svg:height="2.379cm" svg:x="21.576cm" svg:y="27.643cm" svg:viewBox="0 0 37 2380" draw:points="0,2380 37,2380 37,0 0,0">
          <text:p/>
        </draw:polygon>
        <draw:polygon draw:style-name="gr20" draw:text-style-name="P10" draw:layer="layout" svg:width="0.036cm" svg:height="2.379cm" svg:x="21.685cm" svg:y="27.643cm" svg:viewBox="0 0 37 2380" draw:points="0,2380 37,2380 37,0 0,0">
          <text:p/>
        </draw:polygon>
        <draw:polygon draw:style-name="gr20" draw:text-style-name="P10" draw:layer="layout" svg:width="0.037cm" svg:height="2.379cm" svg:x="21.903cm" svg:y="27.643cm" svg:viewBox="0 0 38 2380" draw:points="0,2380 38,2380 38,0 0,0">
          <text:p/>
        </draw:polygon>
        <draw:polygon draw:style-name="gr20" draw:text-style-name="P10" draw:layer="layout" svg:width="0.036cm" svg:height="2.379cm" svg:x="22.195cm" svg:y="27.643cm" svg:viewBox="0 0 37 2380" draw:points="0,2380 37,2380 37,0 0,0">
          <text:p/>
        </draw:polygon>
        <draw:polygon draw:style-name="gr20" draw:text-style-name="P10" draw:layer="layout" svg:width="0.037cm" svg:height="2.379cm" svg:x="22.922cm" svg:y="27.643cm" svg:viewBox="0 0 38 2380" draw:points="0,2380 38,2380 38,0 0,0">
          <text:p/>
        </draw:polygon>
        <draw:line draw:style-name="gr9" draw:text-style-name="P6" draw:layer="layout" svg:x1="4.542cm" svg:y1="30.022cm" svg:x2="4.542cm" svg:y2="24.073cm">
          <text:p/>
        </draw:line>
        <draw:line draw:style-name="gr9" draw:text-style-name="P6" draw:layer="layout" svg:x1="4.542cm" svg:y1="30.022cm" svg:x2="24.56cm" svg:y2="30.022cm">
          <text:p/>
        </draw:line>
        <draw:frame draw:style-name="gr16" draw:text-style-name="P5" draw:layer="layout" svg:width="1.479cm" svg:height="0.712cm" svg:x="2.725cm" svg:y="28.188cm">
          <draw:text-box>
            <text:p text:style-name="P2"><text:span text:style-name="T3">SMM</text:span></text:p>
          </draw:text-box>
        </draw:frame>
        <draw:frame draw:style-name="gr21" draw:text-style-name="P11" draw:layer="layout" svg:width="1.695cm" svg:height="0.475cm" draw:transform="rotate (-1.5707963267949) translate (7.975cm 24.971cm)">
          <draw:text-box>
            <text:p text:style-name="P2"><text:span text:style-name="T5">Trumpet</text:span></text:p>
          </draw:text-box>
        </draw:frame>
        <draw:frame draw:style-name="gr21" draw:text-style-name="P11" draw:layer="layout" svg:width="1.695cm" svg:height="0.475cm" draw:transform="rotate (-1.5707963267949) translate (8.865cm 24.973cm)">
          <draw:text-box>
            <text:p text:style-name="P2"><text:span text:style-name="T5">Trumpet</text:span></text:p>
          </draw:text-box>
        </draw:frame>
        <draw:frame draw:style-name="gr21" draw:text-style-name="P11" draw:layer="layout" svg:width="1.695cm" svg:height="0.475cm" draw:transform="rotate (-1.5707963267949) translate (17.505cm 24.977cm)">
          <draw:text-box>
            <text:p text:style-name="P2"><text:span text:style-name="T5">Trumpet</text:span></text:p>
          </draw:text-box>
        </draw:frame>
        <draw:frame draw:style-name="gr22" draw:text-style-name="P12" draw:layer="layout" svg:width="3.143cm" svg:height="0.869cm" svg:x="12.977cm" svg:y="23.159cm">
          <draw:text-box>
            <text:p text:style-name="P2"><text:span text:style-name="T6">Positions</text:span></text:p>
          </draw:text-box>
        </draw:frame>
        <draw:frame draw:style-name="gr21" draw:text-style-name="P11" draw:layer="layout" svg:width="1.695cm" svg:height="0.475cm" draw:transform="rotate (-1.5707963267949) translate (18.406cm 24.977cm)">
          <draw:text-box>
            <text:p text:style-name="P2"><text:span text:style-name="T5">Trumpet</text:span></text:p>
          </draw:text-box>
        </draw:frame>
        <draw:frame draw:style-name="gr21" draw:text-style-name="P11" draw:layer="layout" svg:width="1.695cm" svg:height="0.475cm" draw:transform="rotate (-1.5707963267949) translate (20.307cm 24.977cm)">
          <draw:text-box>
            <text:p text:style-name="P2"><text:span text:style-name="T5">Trumpet</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0.48cm" fo:page-height="30.4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8-27T10:34:09.138820262</dc:date>
    <meta:editing-duration>PT2M49S</meta:editing-duration>
    <meta:editing-cycles>3</meta:editing-cycles>
    <meta:generator>LibreOffice/24.2.4.2$MacOSX_AARCH64 LibreOffice_project/51a6219feb6075d9a4c46691dcfe0cd9c4fff3c2</meta:generator>
    <meta:document-statistic meta:object-count="356"/>
  </office:meta>
</office:document-meta>
</file>